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3" style:family="table-column">
      <style:table-column-properties fo:break-before="auto" style:column-width="0.7126in"/>
    </style:style>
    <style:style style:name="co4" style:family="table-column">
      <style:table-column-properties fo:break-before="auto" style:column-width="2.2437in"/>
    </style:style>
    <style:style style:name="co5" style:family="table-column">
      <style:table-column-properties fo:break-before="auto" style:column-width="3.2362in"/>
    </style:style>
    <style:style style:name="co6" style:family="table-column">
      <style:table-column-properties fo:break-before="auto" style:column-width="2.6165in"/>
    </style:style>
    <style:style style:name="co7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0.9134in"/>
    </style:style>
    <style:style style:name="co14" style:family="table-column">
      <style:table-column-properties fo:break-before="auto" style:column-width="0.8189in"/>
    </style:style>
    <style:style style:name="co15" style:family="table-column">
      <style:table-column-properties fo:break-before="auto" style:column-width="1.4047in"/>
    </style:style>
    <style:style style:name="co16" style:family="table-column">
      <style:table-column-properties fo:break-before="auto" style:column-width="1.9008in"/>
    </style:style>
    <style:style style:name="co17" style:family="table-column">
      <style:table-column-properties fo:break-before="auto" style:column-width="1.9047in"/>
    </style:style>
    <style:style style:name="co18" style:family="table-column">
      <style:table-column-properties fo:break-before="auto" style:column-width="2.0756in"/>
    </style:style>
    <style:style style:name="co19" style:family="table-column">
      <style:table-column-properties fo:break-before="auto" style:column-width="2.5492in"/>
    </style:style>
    <style:style style:name="co20" style:family="table-column">
      <style:table-column-properties fo:break-before="auto" style:column-width="1.1201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7311in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3417in" fo:break-before="auto" style:use-optimal-row-height="fals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3728in" fo:break-before="auto" style:use-optimal-row-height="fals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2.8189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2.6634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ro28" style:family="table-row">
      <style:table-row-properties style:row-height="2.197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ro30" style:family="table-row">
      <style:table-row-properties style:row-height="1.2638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9" style:family="table-cell" style:parent-style-name="Default">
      <style:text-properties style:font-name="Arial" fo:font-size="10pt" fo:font-weight="bold" style:font-name-asian="Tahoma"/>
    </style:style>
    <style:style style:name="ce6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08in solid #000000"/>
      <style:text-properties style:font-name="Arial" fo:font-size="10pt"/>
    </style:style>
    <style:style style:name="ce66" style:family="table-cell" style:parent-style-name="Default">
      <style:table-cell-properties fo:border="0.0008in solid #000000"/>
      <style:text-properties style:font-name="Arial"/>
    </style:style>
    <style:style style:name="ce3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3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7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8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3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ext-properties style:font-name="Arial" fo:font-size="10pt"/>
    </style:style>
    <style:style style:name="ce9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0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2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1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3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33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3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3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3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4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41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42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4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44" style:family="table-cell" style:parent-style-name="Default">
      <style:table-cell-properties fo:background-color="transparent"/>
      <style:text-properties style:font-name="Arial" fo:font-size="10pt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3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font-name="Arial" style:font-name-asian="Arial" style:font-size-asian="9pt" style:font-name-complex="Tahoma1" style:font-size-complex="9pt"/>
    </style:style>
    <style:style style:name="T8" style:family="text">
      <style:text-properties style:font-name="Arial" style:font-name-asian="ＭＳ Ｐゴシック" style:font-name-complex="Tahoma1"/>
    </style:style>
    <style:style style:name="T9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style:font-name="Arial" style:font-name-asian="Tahoma" style:font-name-complex="Tahoma2"/>
    </style:style>
    <style:style style:name="T1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10" table:default-cell-style-name="ce31"/>
        <table:table-column table:style-name="co11" table:default-cell-style-name="ce31"/>
        <table:table-column table:style-name="co3" table:number-columns-repeated="248" table:default-cell-style-name="ce31"/>
        <table:table-column table:style-name="co3" table:default-cell-style-name="Default"/>
        <table:table-row table:style-name="ro1">
          <table:table-cell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32"/>
          <table:table-cell table:style-name="Default" table:number-columns-repeated="2"/>
          <table:table-cell table:style-name="ce32" table:number-columns-repeated="3"/>
          <table:table-cell table:number-columns-repeated="250"/>
        </table:table-row>
        <table:table-row table:style-name="ro2">
          <table:table-cell table:style-name="ce32"/>
          <table:table-cell table:style-name="Default" table:number-columns-repeated="2"/>
          <table:table-cell table:style-name="ce32" table:number-columns-repeated="3"/>
          <table:table-cell table:number-columns-repeated="250"/>
        </table:table-row>
        <table:table-row table:style-name="ro15">
          <table:table-cell table:style-name="ce32"/>
          <table:table-cell table:style-name="ce36" office:value-type="string">
            <text:p>User Stories Definition</text:p>
          </table:table-cell>
          <table:table-cell table:style-name="ce32" table:number-columns-repeated="4"/>
          <table:table-cell table:number-columns-repeated="250"/>
        </table:table-row>
        <table:table-row table:style-name="ro1">
          <table:table-cell table:style-name="ce32"/>
          <table:table-cell table:style-name="ce37" office:value-type="string">
            <text:p>Version:</text:p>
          </table:table-cell>
          <table:table-cell table:style-name="ce72"/>
          <table:table-cell table:style-name="ce32" table:number-columns-repeated="3"/>
          <table:table-cell table:number-columns-repeated="250"/>
        </table:table-row>
        <table:table-row table:style-name="ro1">
          <table:table-cell table:style-name="ce32"/>
          <table:table-cell table:style-name="ce37" office:value-type="string">
            <text:p>Issue date:</text:p>
          </table:table-cell>
          <table:table-cell table:style-name="ce73"/>
          <table:table-cell table:style-name="ce32" table:number-columns-repeated="3"/>
          <table:table-cell table:number-columns-repeated="250"/>
        </table:table-row>
        <table:table-row table:style-name="ro1">
          <table:table-cell table:style-name="ce32"/>
          <table:table-cell table:style-name="ce37" office:value-type="string">
            <text:p>Total Cases:</text:p>
          </table:table-cell>
          <table:table-cell table:style-name="ce74" table:formula="of:=[Summary_Report.E12]" office:value-type="float" office:value="8">
            <text:p>8</text:p>
          </table:table-cell>
          <table:table-cell table:style-name="ce79"/>
          <table:table-cell table:style-name="ce32" table:number-columns-repeated="2"/>
          <table:table-cell table:number-columns-repeated="250"/>
        </table:table-row>
        <table:table-row table:style-name="ro16">
          <table:table-cell table:style-name="ce33"/>
          <table:table-cell table:style-name="ce38" office:value-type="string">
            <text:p>Test Status:</text:p>
          </table:table-cell>
          <table:table-cell table:style-name="ce1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 table:number-columns-repeated="4"/>
          <table:table-cell table:style-name="ce33" table:number-columns-repeated="248"/>
          <table:table-cell/>
        </table:table-row>
        <table:table-row table:style-name="ro1" table:number-rows-repeated="2">
          <table:table-cell table:style-name="ce33"/>
          <table:table-cell table:style-name="Default" table:number-columns-repeated="6"/>
          <table:table-cell table:style-name="ce33" table:number-columns-repeated="248"/>
          <table:table-cell/>
        </table:table-row>
        <table:table-row table:style-name="ro17">
          <table:table-cell table:style-name="ce34"/>
          <table:table-cell table:style-name="ce67" office:value-type="string">
            <text:p>Record of change:</text:p>
          </table:table-cell>
          <table:table-cell table:number-columns-repeated="5"/>
          <table:table-cell table:style-name="ce34" table:number-columns-repeated="248"/>
          <table:table-cell/>
        </table:table-row>
        <table:table-row table:style-name="ro18">
          <table:table-cell table:style-name="ce34"/>
          <table:table-cell table:style-name="ce68" office:value-type="string">
            <text:p>Effective Date</text:p>
          </table:table-cell>
          <table:table-cell table:style-name="ce75" office:value-type="string">
            <text:p>Version</text:p>
          </table:table-cell>
          <table:table-cell table:style-name="ce75" office:value-type="string">
            <text:p>Change description</text:p>
          </table:table-cell>
          <table:table-cell table:style-name="ce75" office:value-type="string">
            <text:p>Originator</text:p>
          </table:table-cell>
          <table:table-cell table:style-name="ce90" office:value-type="string">
            <text:p>Reviewer/</text:p>
            <text:p>Approver</text:p>
          </table:table-cell>
          <table:table-cell table:style-name="ce91" office:value-type="string">
            <text:p>Reference</text:p>
          </table:table-cell>
          <table:table-cell table:style-name="ce34" table:number-columns-repeated="248"/>
          <table:table-cell/>
        </table:table-row>
        <table:table-row table:style-name="ro19">
          <table:table-cell table:style-name="ce34"/>
          <table:table-cell table:style-name="ce69" office:value-type="float" office:value="40332">
            <text:p>3-Jun-10</text:p>
          </table:table-cell>
          <table:table-cell table:style-name="ce76"/>
          <table:table-cell table:style-name="ce80" office:value-type="string">
            <text:p>- Add test definitions based on ECM 3.0.0 User stories</text:p>
            <text:p><text:span text:style-name="T6">- Create and public content: not done </text:span><text:span text:style-name="T6">yet</text:span></text:p>
          </table:table-cell>
          <table:table-cell table:style-name="ce87" office:value-type="string">
            <text:p>minh.nguyen</text:p>
          </table:table-cell>
          <table:table-cell table:style-name="ce88"/>
          <table:table-cell table:style-name="ce92" office:value-type="string">
            <text:p><text:span text:style-name="T8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33"/>
          <table:table-cell table:style-name="ce34" table:number-columns-repeated="247"/>
          <table:table-cell/>
        </table:table-row>
        <table:table-row table:style-name="ro1">
          <table:table-cell table:style-name="ce33"/>
          <table:table-cell table:style-name="ce69" office:value-type="float" office:value="40332">
            <text:p>3-Jun-10</text:p>
          </table:table-cell>
          <table:table-cell table:style-name="ce76"/>
          <table:table-cell table:style-name="ce81" office:value-type="string">
            <text:p>- Add 1 more test def based on testvn task</text:p>
          </table:table-cell>
          <table:table-cell table:style-name="ce82" office:value-type="string">
            <text:p>minh.nguyen</text:p>
          </table:table-cell>
          <table:table-cell table:style-name="ce88"/>
          <table:table-cell table:style-name="ce92" office:value-type="string">
            <text:p><text:span text:style-name="T8"><text:a xlink:href="http://jira.exoplatform.org/browse/TESTVN-785">http://jira.exoplatform.org/browse/TESTVN-785</text:a></text:span></text:p>
          </table:table-cell>
          <table:table-cell table:style-name="ce33" table:number-columns-repeated="248"/>
          <table:table-cell/>
        </table:table-row>
        <table:table-row table:style-name="ro1">
          <table:table-cell table:style-name="ce33"/>
          <table:table-cell table:style-name="ce70" office:value-type="float" office:value="40429">
            <text:p>8-Sep-10</text:p>
          </table:table-cell>
          <table:table-cell table:style-name="ce77"/>
          <table:table-cell table:style-name="ce82" office:value-type="string">
            <text:p>Add description for ECMS_USR_01</text:p>
          </table:table-cell>
          <table:table-cell table:style-name="ce82" office:value-type="string">
            <text:p>minh.nguyen</text:p>
          </table:table-cell>
          <table:table-cell table:style-name="ce88"/>
          <table:table-cell table:style-name="ce92" office:value-type="string">
            <text:p><text:span text:style-name="T8"><text:a xlink:href="http://jira.exoplatform.org/browse/TESTVN-785">http://jira.exoplatform.org/browse/TESTVN-785</text:a></text:span></text:p>
          </table:table-cell>
          <table:table-cell table:style-name="ce33" table:number-columns-repeated="248"/>
          <table:table-cell/>
        </table:table-row>
        <table:table-row table:style-name="ro20">
          <table:table-cell table:style-name="ce33"/>
          <table:table-cell table:style-name="ce70" office:value-type="float" office:value="40430">
            <text:p>9-Sep-10</text:p>
          </table:table-cell>
          <table:table-cell table:style-name="ce77"/>
          <table:table-cell table:style-name="ce80" office:value-type="string">
            <text:p>Add description for ECMS_USR_07, 08</text:p>
            <text:p><text:span text:style-name="T7">WCM/Localized content/CS3 is incomplete </text:span><text:span text:style-name="T7">because of product error</text:span></text:p>
          </table:table-cell>
          <table:table-cell table:style-name="ce88" office:value-type="string">
            <text:p>minh.nguyen</text:p>
          </table:table-cell>
          <table:table-cell table:style-name="ce88"/>
          <table:table-cell table:style-name="ce92" office:value-type="string">
            <text:p><text:span text:style-name="T8"><text:a xlink:href="http://jira.exoplatform.org/browse/TESTVN-785">http://jira.exoplatform.org/browse/TESTVN-785</text:a></text:span></text:p>
          </table:table-cell>
          <table:table-cell table:style-name="ce33" table:number-columns-repeated="248"/>
          <table:table-cell/>
        </table:table-row>
        <table:table-row table:style-name="ro1">
          <table:table-cell table:style-name="ce33"/>
          <table:table-cell table:style-name="ce70"/>
          <table:table-cell table:style-name="ce77"/>
          <table:table-cell table:style-name="ce83"/>
          <table:table-cell table:style-name="ce88" table:number-columns-repeated="2"/>
          <table:table-cell table:style-name="ce93"/>
          <table:table-cell table:style-name="ce33" table:number-columns-repeated="248"/>
          <table:table-cell/>
        </table:table-row>
        <table:table-row table:style-name="ro1">
          <table:table-cell table:style-name="ce33"/>
          <table:table-cell table:style-name="ce70"/>
          <table:table-cell table:style-name="ce77"/>
          <table:table-cell table:style-name="ce84"/>
          <table:table-cell table:style-name="ce88" table:number-columns-repeated="2"/>
          <table:table-cell table:style-name="ce94"/>
          <table:table-cell table:style-name="ce33" table:number-columns-repeated="248"/>
          <table:table-cell/>
        </table:table-row>
        <table:table-row table:style-name="ro8">
          <table:table-cell table:style-name="ce33"/>
          <table:table-cell table:style-name="ce70"/>
          <table:table-cell table:style-name="ce77"/>
          <table:table-cell table:style-name="ce85"/>
          <table:table-cell table:style-name="ce88" table:number-columns-repeated="2"/>
          <table:table-cell table:style-name="ce94"/>
          <table:table-cell table:style-name="ce33" table:number-columns-repeated="248"/>
          <table:table-cell/>
        </table:table-row>
        <table:table-row table:style-name="ro1">
          <table:table-cell table:style-name="ce33"/>
          <table:table-cell table:style-name="ce70"/>
          <table:table-cell table:style-name="ce77"/>
          <table:table-cell table:style-name="ce85"/>
          <table:table-cell table:style-name="ce88" table:number-columns-repeated="2"/>
          <table:table-cell table:style-name="ce94"/>
          <table:table-cell/>
          <table:table-cell table:style-name="ce33" table:number-columns-repeated="247"/>
          <table:table-cell/>
        </table:table-row>
        <table:table-row table:style-name="ro1">
          <table:table-cell/>
          <table:table-cell table:style-name="ce70"/>
          <table:table-cell table:style-name="ce77"/>
          <table:table-cell table:style-name="ce84"/>
          <table:table-cell table:style-name="ce88" table:number-columns-repeated="2"/>
          <table:table-cell table:style-name="ce94"/>
          <table:table-cell table:number-columns-repeated="249"/>
        </table:table-row>
        <table:table-row table:style-name="ro1" table:number-rows-repeated="2">
          <table:table-cell/>
          <table:table-cell table:style-name="ce70"/>
          <table:table-cell table:style-name="ce77"/>
          <table:table-cell table:style-name="ce84"/>
          <table:table-cell table:style-name="ce85" table:number-columns-repeated="2"/>
          <table:table-cell table:style-name="ce94"/>
          <table:table-cell table:number-columns-repeated="249"/>
        </table:table-row>
        <table:table-row table:style-name="ro1">
          <table:table-cell/>
          <table:table-cell table:style-name="ce71"/>
          <table:table-cell table:style-name="ce78"/>
          <table:table-cell table:style-name="ce86"/>
          <table:table-cell table:style-name="ce89" table:number-columns-repeated="2"/>
          <table:table-cell table:style-name="ce95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7"/>
        <table:table-column table:style-name="co9" table:default-cell-style-name="ce17"/>
        <table:table-column table:style-name="co8" table:number-columns-repeated="253" table:default-cell-style-name="ce17"/>
        <table:table-row table:style-name="ro9">
          <table:table-cell table:style-name="ce39" office:value-type="string" table:number-columns-spanned="2" table:number-rows-spanned="1">
            <text:p><text:span text:style-name="T4">Chec</text:span><text:span text:style-name="T4">k List</text:span></text:p>
            <text:p><text:span text:style-name="T5">Based on </text:span><text:span text:style-name="T5">Product </text:span><text:span text:style-name="T5">build </text:span><text:span text:style-name="T5">version: </text:span></text:p>
          </table:table-cell>
          <table:covered-table-cell table:style-name="ce43"/>
          <table:table-cell table:style-name="ce64" office:value-type="string" table:number-columns-spanned="1" table:number-rows-spanned="2">
            <text:p>Priority</text:p>
          </table:table-cell>
          <table:table-cell table:style-name="ce64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10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4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1">
          <table:table-cell table:style-name="ce41" office:value-type="string">
            <text:p>ECMS_USR_01</text:p>
          </table:table-cell>
          <table:table-cell table:style-name="ce44" office:value-type="string">
            <text:p>Create and public content</text:p>
          </table:table-cell>
          <table:table-cell table:style-name="ce65"/>
          <table:table-cell table:style-name="ce66"/>
          <table:table-cell office:value-type="string">
            <text:p>N/A</text:p>
          </table:table-cell>
          <table:table-cell table:number-columns-repeated="250"/>
        </table:table-row>
        <table:table-row table:style-name="ro11">
          <table:table-cell table:style-name="ce41" office:value-type="string">
            <text:p>ECMS_USR_02</text:p>
          </table:table-cell>
          <table:table-cell table:style-name="ce44" office:value-type="string">
            <text:p>Edit a page and change category navigation</text:p>
          </table:table-cell>
          <table:table-cell table:style-name="ce65"/>
          <table:table-cell table:style-name="ce66"/>
          <table:table-cell table:number-columns-repeated="251"/>
        </table:table-row>
        <table:table-row table:style-name="ro11">
          <table:table-cell table:style-name="ce41" office:value-type="string">
            <text:p>ECMS_USR_03</text:p>
          </table:table-cell>
          <table:table-cell table:style-name="ce44" office:value-type="string">
            <text:p>Create a localized content</text:p>
          </table:table-cell>
          <table:table-cell table:style-name="ce65"/>
          <table:table-cell table:style-name="ce66"/>
          <table:table-cell table:number-columns-repeated="251"/>
        </table:table-row>
        <table:table-row table:style-name="ro11">
          <table:table-cell table:style-name="ce41" office:value-type="string">
            <text:p>ECMS_USR_04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65"/>
          <table:table-cell table:style-name="ce66"/>
          <table:table-cell table:number-columns-repeated="251"/>
        </table:table-row>
        <table:table-row table:style-name="ro11">
          <table:table-cell table:style-name="ce41" office:value-type="string">
            <text:p>ECMS_USR_05</text:p>
          </table:table-cell>
          <table:table-cell table:style-name="ce45" office:value-type="string">
            <text:p>Check using Latest edited document gadget</text:p>
          </table:table-cell>
          <table:table-cell table:style-name="ce65"/>
          <table:table-cell table:style-name="ce66"/>
          <table:table-cell table:number-columns-repeated="251"/>
        </table:table-row>
        <table:table-row table:style-name="ro11">
          <table:table-cell table:style-name="ce41" office:value-type="string">
            <text:p>ECMS_USR_06</text:p>
          </table:table-cell>
          <table:table-cell table:style-name="ce45" office:value-type="string">
            <text:p>Check sorting documents list in CLV</text:p>
          </table:table-cell>
          <table:table-cell table:style-name="ce65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8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8" table:number-rows-repeated="2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11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8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2"/>
          <table:table-cell table:style-name="ce52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8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53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54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4">
          <table:table-cell table:style-name="ce42"/>
          <table:table-cell table:style-name="ce53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55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56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4">
          <table:table-cell table:style-name="ce42"/>
          <table:table-cell table:style-name="ce57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58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59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60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22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5">
          <table:table-cell table:style-name="ce42"/>
          <table:table-cell table:style-name="ce48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3">
          <table:table-cell table:style-name="ce42"/>
          <table:table-cell table:style-name="ce48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5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61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5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5">
          <table:table-cell table:style-name="ce42"/>
          <table:table-cell table:style-name="ce48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3">
          <table:table-cell table:style-name="ce42"/>
          <table:table-cell table:style-name="ce48"/>
          <table:table-cell table:style-name="ce65"/>
          <table:table-cell table:style-name="ce66"/>
          <table:table-cell table:number-columns-repeated="251"/>
        </table:table-row>
        <table:table-row table:style-name="ro12" table:number-rows-repeated="2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61"/>
          <table:table-cell table:style-name="ce65"/>
          <table:table-cell table:style-name="ce66"/>
          <table:table-cell table:number-columns-repeated="251"/>
        </table:table-row>
        <table:table-row table:style-name="ro12">
          <table:table-cell table:style-name="ce42"/>
          <table:table-cell table:style-name="ce55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number-columns-repeated="251"/>
        </table:table-row>
        <table:table-row table:style-name="ro13">
          <table:table-cell table:style-name="ce42"/>
          <table:table-cell table:style-name="ce57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/>
          <table:table-cell table:style-name="ce66"/>
          <table:table-cell table:number-columns-repeated="251"/>
        </table:table-row>
        <table:table-row table:style-name="ro2" table:number-rows-repeated="2">
          <table:table-cell table:style-name="ce42"/>
          <table:table-cell table:style-name="ce57"/>
          <table:table-cell table:style-name="ce65"/>
          <table:table-cell table:style-name="ce66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/>
          <table:table-cell table:style-name="ce66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57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2"/>
          <table:table-cell table:style-name="ce57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/>
          <table:table-cell table:style-name="ce66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2"/>
          <table:table-cell table:style-name="ce63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5"/>
          <table:table-cell table:style-name="ce66"/>
          <table:table-cell table:number-columns-repeated="251"/>
        </table:table-row>
        <table:table-row table:style-name="ro1" table:number-rows-repeated="6531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WCM_User_Stories" table:style-name="ta1" table:print="false"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8" table:number-columns-repeated="4" table:default-cell-style-name="ce96"/>
        <table:table-column table:style-name="co20" table:default-cell-style-name="ce96"/>
        <table:table-column table:style-name="co8" table:number-columns-repeated="243" table:default-cell-style-name="ce96"/>
        <table:table-column table:style-name="co8" table:number-columns-repeated="768" table:default-cell-style-name="Default"/>
        <table:table-row table:style-name="ro11">
          <table:table-cell/>
          <table:table-cell table:style-name="ce101" office:value-type="string">
            <text:p>TEST CASES</text:p>
          </table:table-cell>
          <table:table-cell table:style-name="ce101"/>
          <table:table-cell table:style-name="ce102" table:number-columns-repeated="2"/>
          <table:table-cell/>
          <table:table-cell table:style-name="ce114"/>
          <table:table-cell table:style-name="ce102" table:number-columns-repeated="2"/>
          <table:table-cell table:style-name="Default"/>
          <table:table-cell table:style-name="ce135" office:value-type="string">
            <text:p>Passed</text:p>
          </table:table-cell>
          <table:table-cell table:style-name="ce135" table:formula="of:=COUNTIF([.K$17:.K$1046];[.$K1])" office:value-type="float" office:value="0">
            <text:p>0</text:p>
          </table:table-cell>
          <table:table-cell table:style-name="ce135" table:formula="of:=COUNTIF([.L$17:.L$1046];[.$K1])" office:value-type="float" office:value="0">
            <text:p>0</text:p>
          </table:table-cell>
          <table:table-cell table:style-name="ce135" table:formula="of:=COUNTIF([.M$17:.M$1046];[.$K1])" office:value-type="float" office:value="0">
            <text:p>0</text:p>
          </table:table-cell>
          <table:table-cell table:style-name="ce135" table:formula="of:=COUNTIF([.N$17:.N$1046];[.$K1])" office:value-type="float" office:value="0">
            <text:p>0</text:p>
          </table:table-cell>
          <table:table-cell table:style-name="ce139" table:number-columns-repeated="214"/>
          <table:table-cell table:style-name="ce114" table:number-columns-repeated="18"/>
          <table:table-cell table:number-columns-repeated="777"/>
        </table:table-row>
        <table:table-row table:style-name="ro1">
          <table:table-cell/>
          <table:table-cell table:style-name="ce102" table:number-columns-repeated="4"/>
          <table:table-cell/>
          <table:table-cell table:style-name="ce114"/>
          <table:table-cell table:style-name="ce102" table:number-columns-repeated="2"/>
          <table:table-cell table:style-name="Default"/>
          <table:table-cell table:style-name="ce135" office:value-type="string">
            <text:p>Failed</text:p>
          </table:table-cell>
          <table:table-cell table:style-name="ce135" table:formula="of:=COUNTIF([.K$17:.K$1046];[.$K2])" office:value-type="float" office:value="0">
            <text:p>0</text:p>
          </table:table-cell>
          <table:table-cell table:style-name="ce135" table:formula="of:=COUNTIF([.L$17:.L$1046];[.$K2])" office:value-type="float" office:value="0">
            <text:p>0</text:p>
          </table:table-cell>
          <table:table-cell table:style-name="ce135" table:formula="of:=COUNTIF([.M$17:.M$1046];[.$K2])" office:value-type="float" office:value="0">
            <text:p>0</text:p>
          </table:table-cell>
          <table:table-cell table:style-name="ce135" table:formula="of:=COUNTIF([.N$17:.N$1046];[.$K2])" office:value-type="float" office:value="0">
            <text:p>0</text:p>
          </table:table-cell>
          <table:table-cell table:style-name="ce139" table:number-columns-repeated="214"/>
          <table:table-cell table:style-name="ce114" table:number-columns-repeated="18"/>
          <table:table-cell table:number-columns-repeated="777"/>
        </table:table-row>
        <table:table-row table:style-name="ro11">
          <table:table-cell/>
          <table:table-cell table:style-name="ce103" office:value-type="string">
            <text:p>Functions List<text:span text:style-name="T9">:</text:span></text:p>
          </table:table-cell>
          <table:table-cell table:style-name="ce108" table:number-columns-spanned="3" table:number-rows-spanned="1"/>
          <table:covered-table-cell table:style-name="ce113"/>
          <table:covered-table-cell table:style-name="ce109"/>
          <table:table-cell/>
          <table:table-cell table:style-name="ce114"/>
          <table:table-cell table:style-name="ce123"/>
          <table:table-cell table:style-name="ce128"/>
          <table:table-cell table:style-name="Default"/>
          <table:table-cell table:style-name="ce135" office:value-type="string">
            <text:p>Blocked</text:p>
          </table:table-cell>
          <table:table-cell table:style-name="ce135" table:formula="of:=COUNTIF([.K$17:.K$1046];[.$K3])" office:value-type="float" office:value="0">
            <text:p>0</text:p>
          </table:table-cell>
          <table:table-cell table:style-name="ce135" table:formula="of:=COUNTIF([.L$17:.L$1046];[.$K3])" office:value-type="float" office:value="0">
            <text:p>0</text:p>
          </table:table-cell>
          <table:table-cell table:style-name="ce135" table:formula="of:=COUNTIF([.M$17:.M$1046];[.$K3])" office:value-type="float" office:value="0">
            <text:p>0</text:p>
          </table:table-cell>
          <table:table-cell table:style-name="ce135" table:formula="of:=COUNTIF([.N$17:.N$1046];[.$K3])" office:value-type="float" office:value="0">
            <text:p>0</text:p>
          </table:table-cell>
          <table:table-cell table:style-name="ce139" table:number-columns-repeated="214"/>
          <table:table-cell table:style-name="ce114" table:number-columns-repeated="18"/>
          <table:table-cell table:number-columns-repeated="777"/>
        </table:table-row>
        <table:table-row table:style-name="ro11">
          <table:table-cell/>
          <table:table-cell table:style-name="ce103" office:value-type="string">
            <text:p>Total Main Cases:</text:p>
          </table:table-cell>
          <table:table-cell table:style-name="ce109" table:formula="of:=MAX([.A$7:.A1032])" office:value-type="float" office:value="8" table:number-columns-spanned="3" table:number-rows-spanned="1">
            <text:p>8</text:p>
          </table:table-cell>
          <table:covered-table-cell table:style-name="ce114"/>
          <table:covered-table-cell table:style-name="ce114"/>
          <table:table-cell/>
          <table:table-cell table:style-name="ce114"/>
          <table:table-cell table:style-name="ce123"/>
          <table:table-cell table:style-name="ce129"/>
          <table:table-cell table:style-name="Default"/>
          <table:table-cell table:style-name="ce136" office:value-type="string">
            <text:p>Untested</text:p>
          </table:table-cell>
          <table:table-cell table:style-name="ce135" table:formula="of:=COUNTIF([.K$17:.K$1046];[.$K4])" office:value-type="float" office:value="0">
            <text:p>0</text:p>
          </table:table-cell>
          <table:table-cell table:style-name="ce135" table:formula="of:=COUNTIF([.L$17:.L$1046];[.$K4])" office:value-type="float" office:value="0">
            <text:p>0</text:p>
          </table:table-cell>
          <table:table-cell table:style-name="ce135" table:formula="of:=COUNTIF([.M$17:.M$1046];[.$K4])" office:value-type="float" office:value="0">
            <text:p>0</text:p>
          </table:table-cell>
          <table:table-cell table:style-name="ce135" table:formula="of:=COUNTIF([.N$17:.N$1046];[.$K4])" office:value-type="float" office:value="0">
            <text:p>0</text:p>
          </table:table-cell>
          <table:table-cell table:style-name="ce139" table:number-columns-repeated="214"/>
          <table:table-cell table:style-name="ce114" table:number-columns-repeated="18"/>
          <table:table-cell table:number-columns-repeated="777"/>
        </table:table-row>
        <table:table-row table:style-name="ro1">
          <table:table-cell table:style-name="ce97"/>
          <table:table-cell table:style-name="ce104"/>
          <table:table-cell table:style-name="ce97"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135" table:formula="of:=COUNTIF([.K$17:.K$1046];[.$K5])" office:value-type="float" office:value="0">
            <text:p>0</text:p>
          </table:table-cell>
          <table:table-cell table:style-name="ce135" table:formula="of:=COUNTIF([.L$17:.L$1046];[.$K5])" office:value-type="float" office:value="0">
            <text:p>0</text:p>
          </table:table-cell>
          <table:table-cell table:style-name="ce135" table:formula="of:=COUNTIF([.M$17:.M$1046];[.$K5])" office:value-type="float" office:value="0">
            <text:p>0</text:p>
          </table:table-cell>
          <table:table-cell table:style-name="ce135" table:formula="of:=COUNTIF([.N$17:.N$1046];[.$K5])" office:value-type="float" office:value="0">
            <text:p>0</text:p>
          </table:table-cell>
          <table:table-cell table:style-name="ce97" table:number-columns-repeated="232"/>
          <table:table-cell table:number-columns-repeated="777"/>
        </table:table-row>
        <table:table-row table:style-name="ro11">
          <table:table-cell table:style-name="ce98" office:value-type="string">
            <text:p>Case No</text:p>
          </table:table-cell>
          <table:table-cell table:style-name="ce105" office:value-type="string">
            <text:p>Related function</text:p>
          </table:table-cell>
          <table:table-cell table:style-name="ce105" office:value-type="string">
            <text:p>Case ID</text:p>
          </table:table-cell>
          <table:table-cell table:style-name="ce105" office:value-type="string">
            <text:p>Path</text:p>
          </table:table-cell>
          <table:table-cell table:style-name="ce118" office:value-type="string">
            <text:p>BugID</text:p>
          </table:table-cell>
          <table:table-cell table:style-name="ce105" office:value-type="string">
            <text:p>Step Description</text:p>
          </table:table-cell>
          <table:table-cell table:style-name="ce105" office:value-type="string">
            <text:p>Steps to produce</text:p>
          </table:table-cell>
          <table:table-cell table:style-name="ce105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Affect</text:p>
          </table:table-cell>
          <table:table-cell table:style-name="ce105" table:number-columns-repeated="9"/>
          <table:table-cell table:style-name="ce140" table:number-columns-repeated="211"/>
          <table:table-cell table:style-name="ce114" table:number-columns-repeated="17"/>
          <table:table-cell table:number-columns-repeated="777"/>
        </table:table-row>
        <table:table-row table:style-name="ro21">
          <table:table-cell table:style-name="ce99" office:value-type="float" office:value="1">
            <text:p>001</text:p>
          </table:table-cell>
          <table:table-cell table:style-name="ce44" office:value-type="string">
            <text:p>ECMS_USR_01</text:p>
          </table:table-cell>
          <table:table-cell table:style-name="ce110" office:value-type="float" office:value="1">
            <text:p>001</text:p>
          </table:table-cell>
          <table:table-cell table:style-name="ce115" office:value-type="string">
            <text:p>WCM/Content/View/CS1</text:p>
          </table:table-cell>
          <table:table-cell table:style-name="ce44" office:value-type="string">
            <text:p>Create and Show content</text:p>
          </table:table-cell>
          <table:table-cell table:style-name="ce119" office:value-type="string">
            <text:p>Step 1: Create a new content type </text:p>
          </table:table-cell>
          <table:table-cell table:style-name="ce119" office:value-type="string">
            <text:p>- Mary logs in the Acme site</text:p>
            <text:p>- Go to Group → Form Generator</text:p>
            <text:p>- Input "Event" for Name</text:p>
            <text:p>- In Form builder tab, select:</text:p>
            <text:p><text:s text:c="10"/>o Title (input text)</text:p>
            <text:p><text:s text:c="10"/>o Summary (text area)</text:p>
            <text:p><text:s text:c="10"/>o Start date of event (input text with date)</text:p>
            <text:p><text:s text:c="10"/>o End date of event (input text with date)</text:p>
            <text:p><text:s text:c="10"/>o Place of event (input text)</text:p>
            <text:p><text:s text:c="10"/>o Type of event (select box with "Road show/Meeting/Conference/Consumer Show/Unknown")</text:p>
            <text:p>- Click Save</text:p>
          </table:table-cell>
          <table:table-cell table:style-name="ce119" office:value-type="string">
            <text:p>New template is added</text:p>
          </table:table-cell>
          <table:table-cell table:style-name="ce130" table:number-columns-repeated="11"/>
          <table:table-cell table:style-name="ce141" table:number-columns-repeated="211"/>
          <table:table-cell table:style-name="ce142" table:number-columns-repeated="17"/>
          <table:table-cell table:style-name="ce144" table:number-columns-repeated="9"/>
          <table:table-cell table:style-name="ce145" table:number-columns-repeated="768"/>
        </table:table-row>
        <table:table-row table:style-name="ro22">
          <table:table-cell table:style-name="ce9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ECMS_USR_01</text:p>
          </table:table-cell>
          <table:table-cell table:style-name="ce11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19" office:value-type="string">
            <text:p>Step 2: Add folder</text:p>
          </table:table-cell>
          <table:table-cell table:style-name="ce119" office:value-type="string">
            <text:p>- Login by "john"</text:p>
            <text:p>- Go to Sites Explorer</text:p>
            <text:p>- Select collaboration drive</text:p>
            <text:p>- Add 1 content folder named events</text:p>
          </table:table-cell>
          <table:table-cell table:style-name="ce119" office:value-type="string">
            <text:p>Folder is added</text:p>
          </table:table-cell>
          <table:table-cell table:style-name="ce130" table:number-columns-repeated="11"/>
          <table:table-cell table:style-name="ce141" table:number-columns-repeated="211"/>
          <table:table-cell table:style-name="ce142" table:number-columns-repeated="17"/>
          <table:table-cell table:style-name="ce144" table:number-columns-repeated="9"/>
          <table:table-cell table:style-name="ce145" table:number-columns-repeated="768"/>
        </table:table-row>
        <table:table-row table:style-name="ro23">
          <table:table-cell table:style-name="ce9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ECMS_USR_01</text:p>
          </table:table-cell>
          <table:table-cell table:style-name="ce11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19" office:value-type="string">
            <text:p>Step 3: Add category tree</text:p>
          </table:table-cell>
          <table:table-cell table:style-name="ce119" office:value-type="string">
            <text:p>- "john" goes to Sites Administration</text:p>
            <text:p>- Select Ontologies –&gt; Manage Taxonomy Trees</text:p>
            <text:p>- Click Edit icon at “events”</text:p>
            <text:p>- Click cross (+) icon then add taxonomies under “events”</text:p>
            <text:p><text:s text:c="4"/>* <text:s/>Management</text:p>
            <text:p><text:s text:c="4"/>* HR</text:p>
            <text:p><text:s text:c="4"/>* Marketing</text:p>
            <text:p><text:s text:c="4"/>* Information system</text:p>
            <text:p><text:s text:c="4"/>* Product</text:p>
            <text:p><text:s text:c="4"/>* Business</text:p>
            <text:p><text:s text:c="4"/>* Project</text:p>
            <text:p>(keep Edit taxonomy tree form open)</text:p>
            <text:p/>
          </table:table-cell>
          <table:table-cell table:style-name="ce119" office:value-type="string">
            <text:p>Taxonomies are added</text:p>
          </table:table-cell>
          <table:table-cell table:style-name="ce130" table:number-columns-repeated="11"/>
          <table:table-cell table:style-name="ce141" table:number-columns-repeated="211"/>
          <table:table-cell table:style-name="ce142" table:number-columns-repeated="17"/>
          <table:table-cell table:style-name="ce144" table:number-columns-repeated="9"/>
          <table:table-cell table:style-name="ce145" table:number-columns-repeated="768"/>
        </table:table-row>
        <table:table-row table:style-name="ro24">
          <table:table-cell table:style-name="ce9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ECMS_USR_01</text:p>
          </table:table-cell>
          <table:table-cell table:style-name="ce11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19" office:value-type="string">
            <text:p>Step 4: Change Target path</text:p>
          </table:table-cell>
          <table:table-cell table:style-name="ce119" office:value-type="string">
            <text:p>In Edit taxonomy tree form</text:p>
            <text:p>- Click Previous</text:p>
            <text:p>- Click Open window icon at Target path</text:p>
            <text:p>- Select events folder added at step 2 from right pane</text:p>
            <text:p>- Click Close</text:p>
          </table:table-cell>
          <table:table-cell table:style-name="ce119" office:value-type="string">
            <text:p>events is selected for Target path</text:p>
          </table:table-cell>
          <table:table-cell table:style-name="ce130" table:number-columns-repeated="11"/>
          <table:table-cell table:style-name="ce141" table:number-columns-repeated="211"/>
          <table:table-cell table:style-name="ce142" table:number-columns-repeated="17"/>
          <table:table-cell table:style-name="ce144" table:number-columns-repeated="9"/>
          <table:table-cell table:style-name="ce145" table:number-columns-repeated="768"/>
        </table:table-row>
        <table:table-row table:style-name="ro25">
          <table:table-cell table:style-name="ce9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ECMS_USR_01</text:p>
          </table:table-cell>
          <table:table-cell table:style-name="ce11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19" office:value-type="string">
            <text:p>Step 5: Add event in Marketing</text:p>
          </table:table-cell>
          <table:table-cell table:style-name="ce119" office:value-type="string">
            <text:p>- Login by "james"</text:p>
            <text:p>- Go to Sites Explorer</text:p>
            <text:p>- Select Events drive</text:p>
            <text:p>- Select Marketing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  <text:p>- Repeat to add another event</text:p>
          </table:table-cell>
          <table:table-cell table:style-name="ce119" office:value-type="string">
            <text:p>New documents are added</text:p>
          </table:table-cell>
          <table:table-cell table:style-name="ce130" table:number-columns-repeated="11"/>
          <table:table-cell table:style-name="ce141" table:number-columns-repeated="211"/>
          <table:table-cell table:style-name="ce142" table:number-columns-repeated="17"/>
          <table:table-cell table:style-name="ce144" table:number-columns-repeated="9"/>
          <table:table-cell table:style-name="ce145" table:number-columns-repeated="768"/>
        </table:table-row>
        <table:table-row table:style-name="ro24">
          <table:table-cell table:style-name="ce9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ECMS_USR_01</text:p>
          </table:table-cell>
          <table:table-cell table:style-name="ce11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19" office:value-type="string">
            <text:p>Step 6: Add event in Information system</text:p>
          </table:table-cell>
          <table:table-cell table:style-name="ce119" office:value-type="string">
            <text:p>- Select Information System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</table:table-cell>
          <table:table-cell table:style-name="ce119" office:value-type="string">
            <text:p>New document is added</text:p>
          </table:table-cell>
          <table:table-cell table:style-name="ce130" table:number-columns-repeated="11"/>
          <table:table-cell table:style-name="ce141" table:number-columns-repeated="211"/>
          <table:table-cell table:style-name="ce142" table:number-columns-repeated="17"/>
          <table:table-cell table:style-name="ce144" table:number-columns-repeated="9"/>
          <table:table-cell table:style-name="ce145" table:number-columns-repeated="768"/>
        </table:table-row>
        <table:table-row table:style-name="ro26">
          <table:table-cell table:style-name="ce9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ECMS_USR_01</text:p>
          </table:table-cell>
          <table:table-cell table:style-name="ce11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19" office:value-type="string">
            <text:p>Step 7: Public event</text:p>
          </table:table-cell>
          <table:table-cell table:style-name="ce119" office:value-type="string">
            <text:p>- Select added event</text:p>
            <text:p>- Click Manage Publication</text:p>
            <text:p>- Click Published icon</text:p>
            <text:p>- Click Save</text:p>
            <text:p>(repeat to public all 3 added events)</text:p>
          </table:table-cell>
          <table:table-cell table:style-name="ce119" office:value-type="string">
            <text:p>Status of 3 events is Published</text:p>
          </table:table-cell>
          <table:table-cell table:style-name="ce130" table:number-columns-repeated="11"/>
          <table:table-cell table:style-name="ce141" table:number-columns-repeated="211"/>
          <table:table-cell table:style-name="ce142" table:number-columns-repeated="17"/>
          <table:table-cell table:style-name="ce144" table:number-columns-repeated="9"/>
          <table:table-cell table:style-name="ce145" table:number-columns-repeated="768"/>
        </table:table-row>
        <table:table-row table:style-name="ro25">
          <table:table-cell table:style-name="ce9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4" office:value-type="string">
            <text:p>ECMS_USR_01</text:p>
          </table:table-cell>
          <table:table-cell table:style-name="ce11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19" office:value-type="string">
            <text:p>Step 8: Add page</text:p>
          </table:table-cell>
          <table:table-cell table:style-name="ce119" office:value-type="string">
            <text:p>- Go to Group Editor --&gt; Add new page</text:p>
            <text:p>- Input Name: Events</text:p>
            <text:p>- Go to Step 2 then 3</text:p>
            <text:p>- Drag &amp; drop Category Navigation portlet into page</text:p>
            <text:p>- Drag &amp; drop Category Contents portlet into page</text:p>
            <text:p>- Save</text:p>
            <text:p>- Save new page</text:p>
          </table:table-cell>
          <table:table-cell table:style-name="ce119" office:value-type="string">
            <text:p>Page is added</text:p>
          </table:table-cell>
          <table:table-cell table:style-name="ce130" table:number-columns-repeated="11"/>
          <table:table-cell table:style-name="ce141" table:number-columns-repeated="211"/>
          <table:table-cell table:style-name="ce142" table:number-columns-repeated="17"/>
          <table:table-cell table:style-name="ce144" table:number-columns-repeated="9"/>
          <table:table-cell table:style-name="ce145" table:number-columns-repeated="768"/>
        </table:table-row>
        <table:table-row table:style-name="ro27">
          <table:table-cell table:style-name="ce9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ECMS_USR_01</text:p>
          </table:table-cell>
          <table:table-cell table:style-name="ce11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19" office:value-type="string">
            <text:p>Step 9: Config Category Navigation portlet</text:p>
          </table:table-cell>
          <table:table-cell table:style-name="ce119" office:value-type="string">
            <text:p>- Click on portlet mode icon at the top right of Category Navigation portlet in new added page then select Edit</text:p>
            <text:p>- Select “events” for Tree name</text:p>
            <text:p>- Click icon at Show in Page</text:p>
            <text:p>- Select new added page in right pane in Page Selector form</text:p>
            <text:p>- Click Save</text:p>
          </table:table-cell>
          <table:table-cell table:style-name="ce119" office:value-type="string">
            <text:p>All taxonomies in Events drive are listed in categories list</text:p>
          </table:table-cell>
          <table:table-cell table:style-name="ce130" table:number-columns-repeated="11"/>
          <table:table-cell table:style-name="ce141" table:number-columns-repeated="211"/>
          <table:table-cell table:style-name="ce142" table:number-columns-repeated="17"/>
          <table:table-cell table:style-name="ce144" table:number-columns-repeated="9"/>
          <table:table-cell table:style-name="ce145" table:number-columns-repeated="768"/>
        </table:table-row>
        <table:table-row table:style-name="ro20">
          <table:table-cell table:style-name="ce9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4" office:value-type="string">
            <text:p>ECMS_USR_01</text:p>
          </table:table-cell>
          <table:table-cell table:style-name="ce11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16" office:value-type="string">
            <text:p>WCM/Content/View/CS1</text:p>
          </table:table-cell>
          <table:table-cell table:style-name="ce106" office:value-type="string">
            <text:p>Create and Show content</text:p>
          </table:table-cell>
          <table:table-cell table:style-name="ce119" office:value-type="string">
            <text:p>Step 10: View content</text:p>
          </table:table-cell>
          <table:table-cell table:style-name="ce119" office:value-type="string">
            <text:p>Click on Marketing or Information System</text:p>
          </table:table-cell>
          <table:table-cell table:style-name="ce119" office:value-type="string">
            <text:p>Added events in selected category are listed in Category content portlet in News page</text:p>
          </table:table-cell>
          <table:table-cell table:style-name="ce130" table:number-columns-repeated="11"/>
          <table:table-cell table:style-name="ce141" table:number-columns-repeated="211"/>
          <table:table-cell table:style-name="ce142" table:number-columns-repeated="17"/>
          <table:table-cell table:style-name="ce144" table:number-columns-repeated="9"/>
          <table:table-cell table:style-name="ce145" table:number-columns-repeated="768"/>
        </table:table-row>
        <table:table-row table:style-name="ro22">
          <table:table-cell table:style-name="ce99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002</text:p>
          </table:table-cell>
          <table:table-cell table:style-name="ce44" office:value-type="string">
            <text:p>ECMS_USR_02</text:p>
          </table:table-cell>
          <table:table-cell table:style-name="ce110" office:value-type="float" office:value="1">
            <text:p>001</text:p>
          </table:table-cell>
          <table:table-cell table:style-name="ce45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19" office:value-type="string">
            <text:p>Step 1:Import application</text:p>
          </table:table-cell>
          <table:table-cell table:style-name="ce119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119" office:value-type="string">
            <text:p>All applications are imported</text:p>
          </table:table-cell>
          <table:table-cell table:style-name="ce121"/>
          <table:table-cell table:style-name="ce131"/>
          <table:table-cell table:style-name="ce137" table:number-columns-repeated="2"/>
          <table:table-cell table:style-name="Default"/>
          <table:table-cell table:style-name="ce137" table:number-columns-repeated="233"/>
          <table:table-cell table:style-name="ce143"/>
          <table:table-cell table:number-columns-repeated="777"/>
        </table:table-row>
        <table:table-row table:style-name="ro28">
          <table:table-cell table:style-name="ce9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ECMS_USR_02</text:p>
          </table:table-cell>
          <table:table-cell table:style-name="ce11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16" office:value-type="string">
            <text:p>WCM/Content/View/CS2</text:p>
          </table:table-cell>
          <table:table-cell table:style-name="ce106" office:value-type="string">
            <text:p>Edit a page and change category navigation</text:p>
          </table:table-cell>
          <table:table-cell table:style-name="ce119" office:value-type="string">
            <text:p>Step 2: Edit the page</text:p>
          </table:table-cell>
          <table:table-cell table:style-name="ce119" office:value-type="string">
            <text:p>- Login by Mary in ACME site</text:p>
            <text:p>- Open New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reference: Uncheck Show portlet mode, window state</text:p>
            <text:p>- Save changes</text:p>
            <text:p>- Click Save to complete editing page</text:p>
          </table:table-cell>
          <table:table-cell table:style-name="ce119" office:value-type="string">
            <text:p>Edit page successfully, there's 1 blank portlet at the bottom of the page</text:p>
          </table:table-cell>
          <table:table-cell table:style-name="ce121"/>
          <table:table-cell table:style-name="ce131"/>
          <table:table-cell table:style-name="ce137" table:number-columns-repeated="2"/>
          <table:table-cell table:style-name="Default"/>
          <table:table-cell table:style-name="ce137" table:number-columns-repeated="233"/>
          <table:table-cell table:style-name="ce143"/>
          <table:table-cell table:number-columns-repeated="777"/>
        </table:table-row>
        <table:table-row table:style-name="ro26">
          <table:table-cell table:style-name="ce9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4" office:value-type="string">
            <text:p>ECMS_USR_02</text:p>
          </table:table-cell>
          <table:table-cell table:style-name="ce11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16" office:value-type="string">
            <text:p>WCM/Content/View/CS2</text:p>
          </table:table-cell>
          <table:table-cell table:style-name="ce106" office:value-type="string">
            <text:p>Edit a page and change category navigation</text:p>
          </table:table-cell>
          <table:table-cell table:style-name="ce119" office:value-type="string">
            <text:p>Step 3: Change the detailed page</text:p>
          </table:table-cell>
          <table:table-cell table:style-name="ce119" office:value-type="string">
            <text:p>- Switch Edit mode to Edit</text:p>
            <text:p>- Click Quick Edit icon to edit PCLV portlet (in the right)</text:p>
            <text:p>- Change the Target page from "detail" page to "news" page</text:p>
            <text:p>- Save &amp; Close</text:p>
          </table:table-cell>
          <table:table-cell table:style-name="ce124" office:value-type="string">
            <text:p>Change is saved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11">
          <table:table-cell table:style-name="ce9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4" office:value-type="string">
            <text:p>ECMS_USR_02</text:p>
          </table:table-cell>
          <table:table-cell table:style-name="ce11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16" office:value-type="string">
            <text:p>WCM/Content/View/CS2</text:p>
          </table:table-cell>
          <table:table-cell table:style-name="ce106" office:value-type="string">
            <text:p>Edit a page and change category navigation</text:p>
          </table:table-cell>
          <table:table-cell table:style-name="ce119" office:value-type="string">
            <text:p>Step 4:Refresh News page after editing</text:p>
          </table:table-cell>
          <table:table-cell table:style-name="ce119" office:value-type="string">
            <text:p>- Click on a category in left pane</text:p>
          </table:table-cell>
          <table:table-cell table:style-name="ce124" office:value-type="string">
            <text:p>- The PCLV (right pane) is refreshed</text:p>
            <text:p>- The PCV (at the bottom) is blank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11">
          <table:table-cell table:style-name="ce9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ECMS_USR_02</text:p>
          </table:table-cell>
          <table:table-cell table:style-name="ce11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16" office:value-type="string">
            <text:p>WCM/Content/View/CS2</text:p>
          </table:table-cell>
          <table:table-cell table:style-name="ce106" office:value-type="string">
            <text:p>Edit a page and change category navigation</text:p>
          </table:table-cell>
          <table:table-cell table:style-name="ce119" office:value-type="string">
            <text:p>Step 5: Check showing detail of content</text:p>
          </table:table-cell>
          <table:table-cell table:style-name="ce119" office:value-type="string">
            <text:p>- Click on title of 1 news in page <text:span text:style-name="T3">(</text:span>right pane<text:span text:style-name="T3">)</text:span></text:p>
          </table:table-cell>
          <table:table-cell table:style-name="ce119" office:value-type="string">
            <text:p>Details of selected content is displayed at the bottom of News page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9">
          <table:table-cell table:style-name="ce99" table:formula="of:=IF(VALUE(MID([.F22];6;FIND(&quot;:&quot;;[.F22];1)-FIND(&quot; &quot;;[.F22];1)-1))&gt;VALUE(MID([.F21];6;FIND(&quot;:&quot;;[.F21];1)-FIND(&quot; &quot;;[.F21];1)-1));&quot;&quot;;MAX([.A$7:.A21])+1)" office:value-type="float" office:value="3">
            <text:p>003</text:p>
          </table:table-cell>
          <table:table-cell table:style-name="ce44" office:value-type="string">
            <text:p>ECMS_USR_03</text:p>
          </table:table-cell>
          <table:table-cell table:style-name="ce110" office:value-type="float" office:value="1">
            <text:p>001</text:p>
          </table:table-cell>
          <table:table-cell table:style-name="ce45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19" office:value-type="string">
            <text:p>Step 1: Add the translation action in Site Explorer </text:p>
          </table:table-cell>
          <table:table-cell table:style-name="ce119" office:value-type="string">
            <text:p>- Login by mary &amp; go to Site Administration page </text:p>
            <text:p>- Choose Content Presentation → Manage View</text:p>
            <text:p>- Click Edit icon at the line of admin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119" office:value-type="string">
            <text:p>Change is saved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2">
          <table:table-cell table:style-name="ce9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4" office:value-type="string">
            <text:p>ECMS_USR_03</text:p>
          </table:table-cell>
          <table:table-cell table:style-name="ce110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19" office:value-type="string">
            <text:p>Step 2: Select folder to create document</text:p>
          </table:table-cell>
          <table:table-cell table:style-name="ce119" office:value-type="string">
            <text:p>- Login by James</text:p>
            <text:p>- Go to Site Explorer</text:p>
            <text:p>- Choose /Platform/Users group drive</text:p>
            <text:p>- Choose Documents folder</text:p>
          </table:table-cell>
          <table:table-cell table:style-name="ce124" office:value-type="string">
            <text:p>The Documents folder is selected</text:p>
          </table:table-cell>
          <table:table-cell table:style-name="ce121"/>
          <table:table-cell table:style-name="ce132"/>
          <table:table-cell table:style-name="ce137"/>
          <table:table-cell table:style-name="ce124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2">
          <table:table-cell table:style-name="ce9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4" office:value-type="string">
            <text:p>ECMS_USR_03</text:p>
          </table:table-cell>
          <table:table-cell table:style-name="ce11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20" office:value-type="string">
            <text:p>Step 3: Create contents translations </text:p>
          </table:table-cell>
          <table:table-cell table:style-name="ce120" office:value-type="string">
            <text:p>- Create “german" folder and go inside it <text:s/>- Create an article (title : Mein german article; Language : de (it should be "en" by default if your portal locale is "en") </text:p>
          </table:table-cell>
          <table:table-cell table:style-name="ce125" office:value-type="string">
            <text:p>Create new folder &amp; article successfully</text:p>
          </table:table-cell>
          <table:table-cell table:style-name="ce121"/>
          <table:table-cell table:style-name="ce132"/>
          <table:table-cell table:style-name="ce137"/>
          <table:table-cell table:style-name="ce124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7">
          <table:table-cell table:style-name="ce9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4" office:value-type="string">
            <text:p>ECMS_USR_03</text:p>
          </table:table-cell>
          <table:table-cell table:style-name="ce11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19" office:value-type="string">
            <text:p>Step 4: Create contents translations </text:p>
          </table:table-cell>
          <table:table-cell table:style-name="ce119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125" office:value-type="string">
            <text:p>Create new folder &amp; article successfully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2">
          <table:table-cell table:style-name="ce9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4" office:value-type="string">
            <text:p>ECMS_USR_03</text:p>
          </table:table-cell>
          <table:table-cell table:style-name="ce11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19" office:value-type="string">
            <text:p>Step 5: Create contents translations </text:p>
          </table:table-cell>
          <table:table-cell table:style-name="ce119" office:value-type="string">
            <text:p>- Create an "english" folder <text:s/>- In the Admin Bar, change the languages back to English - Create an article (title : My english article; language : en) </text:p>
          </table:table-cell>
          <table:table-cell table:style-name="ce125" office:value-type="string">
            <text:p>Create new folder &amp; article successfully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0">
          <table:table-cell table:style-name="ce9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4" office:value-type="string">
            <text:p>ECMS_USR_03</text:p>
          </table:table-cell>
          <table:table-cell table:style-name="ce110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19" office:value-type="string">
            <text:p>Step 6: Check if there's Add translation action</text:p>
          </table:table-cell>
          <table:table-cell table:style-name="ce119" office:value-type="string">
            <text:p>- Select to view english article</text:p>
          </table:table-cell>
          <table:table-cell table:style-name="ce124" office:value-type="string">
            <text:p>- The article content is shown</text:p>
            <text:p>- There's "Add translation" action in the Collaboration tab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0">
          <table:table-cell table:style-name="ce9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4" office:value-type="string">
            <text:p>ECMS_USR_03</text:p>
          </table:table-cell>
          <table:table-cell table:style-name="ce11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19" office:value-type="string">
            <text:p>Step 7: Add french language for selecting english article</text:p>
          </table:table-cell>
          <table:table-cell table:style-name="ce119" office:value-type="string">
            <text:p>- Click on "Add translation" action </text:p>
            <text:p>- Browse and find the french article and select it</text:p>
          </table:table-cell>
          <table:table-cell table:style-name="ce119" office:value-type="string">
            <text:p>Add language successfully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19">
          <table:table-cell table:style-name="ce9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4" office:value-type="string">
            <text:p>ECMS_USR_03</text:p>
          </table:table-cell>
          <table:table-cell table:style-name="ce110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19" office:value-type="string">
            <text:p>Step 8: Check if can add the same language twice</text:p>
          </table:table-cell>
          <table:table-cell table:style-name="ce119" office:value-type="string">
            <text:p>- Click on "Add translation" action again</text:p>
            <text:p>- Browse and find the french article and select it</text:p>
          </table:table-cell>
          <table:table-cell table:style-name="ce119" office:value-type="string">
            <text:p>Show message alert c<text:span text:style-name="T11">annot add twice the </text:span><text:span text:style-name="T11">same language</text:span>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19">
          <table:table-cell table:style-name="ce9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4" office:value-type="string">
            <text:p>ECMS_USR_03</text:p>
          </table:table-cell>
          <table:table-cell table:style-name="ce11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19" office:value-type="string">
            <text:p>Step 9: Add german language for selecting english article</text:p>
          </table:table-cell>
          <table:table-cell table:style-name="ce119" office:value-type="string">
            <text:p>- Click on "Add translation" action again</text:p>
            <text:p>- Browse and find the german article and select it</text:p>
          </table:table-cell>
          <table:table-cell table:style-name="ce119" office:value-type="string">
            <text:p>Add language successfully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11">
          <table:table-cell table:style-name="ce9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4" office:value-type="string">
            <text:p>ECMS_USR_03</text:p>
          </table:table-cell>
          <table:table-cell table:style-name="ce11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19" office:value-type="string">
            <text:p>Step 10: List relation</text:p>
          </table:table-cell>
          <table:table-cell table:style-name="ce119" office:value-type="string">
            <text:p>- Select english article</text:p>
            <text:p>- Switch to Relation view</text:p>
          </table:table-cell>
          <table:table-cell table:style-name="ce119" office:value-type="string">
            <text:p>There're 2 article in the language lists (fr &amp; de)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11">
          <table:table-cell table:style-name="ce9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4" office:value-type="string">
            <text:p>ECMS_USR_03</text:p>
          </table:table-cell>
          <table:table-cell table:style-name="ce110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19" office:value-type="string">
            <text:p>Step 11: View relation</text:p>
          </table:table-cell>
          <table:table-cell table:style-name="ce119" office:value-type="string">
            <text:p>- Click on "fr" article</text:p>
          </table:table-cell>
          <table:table-cell table:style-name="ce119" office:value-type="string">
            <text:p>The content of french article is shown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11">
          <table:table-cell table:style-name="ce9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4" office:value-type="string">
            <text:p>ECMS_USR_03</text:p>
          </table:table-cell>
          <table:table-cell table:style-name="ce11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16" office:value-type="string">
            <text:p>WCM/Localized content/CS3</text:p>
          </table:table-cell>
          <table:table-cell table:style-name="ce106" office:value-type="string">
            <text:p>Create a localized content</text:p>
          </table:table-cell>
          <table:table-cell table:style-name="ce119" office:value-type="string">
            <text:p>Step 12: Check Go Back action</text:p>
          </table:table-cell>
          <table:table-cell table:style-name="ce119" office:value-type="string">
            <text:p>Click on "Back" arrow in the top bar</text:p>
          </table:table-cell>
          <table:table-cell table:style-name="ce124" office:value-type="string">
            <text:p>Go back to the english version.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5">
          <table:table-cell table:style-name="ce99" table:formula="of:=IF(VALUE(MID([.F34];6;FIND(&quot;:&quot;;[.F34];1)-FIND(&quot; &quot;;[.F34];1)-1))&gt;VALUE(MID([.F33];6;FIND(&quot;:&quot;;[.F33];1)-FIND(&quot; &quot;;[.F33];1)-1));&quot;&quot;;MAX([.A$7:.A33])+1)" office:value-type="float" office:value="4">
            <text:p>004</text:p>
          </table:table-cell>
          <table:table-cell table:style-name="ce44" office:value-type="string">
            <text:p>ECMS_USR_07</text:p>
          </table:table-cell>
          <table:table-cell table:style-name="ce110" office:value-type="float" office:value="1">
            <text:p>001</text:p>
          </table:table-cell>
          <table:table-cell table:style-name="ce115" office:value-type="string">
            <text:p>WCM/Publish Content/CS4</text:p>
          </table:table-cell>
          <table:table-cell table:style-name="ce107" office:value-type="string">
            <text:p>Edit, view &amp; publish content</text:p>
          </table:table-cell>
          <table:table-cell table:style-name="ce119" office:value-type="string">
            <text:p>Step 1: Add article</text:p>
          </table:table-cell>
          <table:table-cell table:style-name="ce119" office:value-type="string">
            <text:p>- Login by an user in web-contributor group</text:p>
            <text:p>- Go to Sites Explorer → Sites Management → acme → documents</text:p>
            <text:p>- Click Add document</text:p>
            <text:p>- Choose Article template</text:p>
            <text:p>- Input needed values</text:p>
            <text:p>- Click Save as draft then click Close</text:p>
          </table:table-cell>
          <table:table-cell table:style-name="ce124" office:value-type="string">
            <text:p>New article is added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0">
          <table:table-cell table:style-name="ce9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06" office:value-type="string">
            <text:p>ECMS_USR_07</text:p>
          </table:table-cell>
          <table:table-cell table:style-name="ce11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16" office:value-type="string">
            <text:p>WCM/Publish Content/CS4</text:p>
          </table:table-cell>
          <table:table-cell table:style-name="ce106" office:value-type="string">
            <text:p>Edit, view &amp; publish content</text:p>
          </table:table-cell>
          <table:table-cell table:style-name="ce119" office:value-type="string">
            <text:p>Step 2: View added article</text:p>
          </table:table-cell>
          <table:table-cell table:style-name="ce119" office:value-type="string">
            <text:p>- Go to Overview page of acme site</text:p>
            <text:p>- Switch to Edit mode</text:p>
          </table:table-cell>
          <table:table-cell table:style-name="ce124" office:value-type="string">
            <text:p>The article is listed in Documents part on the right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6">
          <table:table-cell table:style-name="ce99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06" office:value-type="string">
            <text:p>ECMS_USR_07</text:p>
          </table:table-cell>
          <table:table-cell table:style-name="ce110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16" office:value-type="string">
            <text:p>WCM/Publish Content/CS4</text:p>
          </table:table-cell>
          <table:table-cell table:style-name="ce106" office:value-type="string">
            <text:p>Edit, view &amp; publish content</text:p>
          </table:table-cell>
          <table:table-cell table:style-name="ce119" office:value-type="string">
            <text:p>Step 3: Configure to list document by title</text:p>
          </table:table-cell>
          <table:table-cell table:style-name="ce119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24" office:value-type="string">
            <text:p>The article is listed in right place by title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6">
          <table:table-cell table:style-name="ce9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06" office:value-type="string">
            <text:p>ECMS_USR_07</text:p>
          </table:table-cell>
          <table:table-cell table:style-name="ce110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16" office:value-type="string">
            <text:p>WCM/Publish Content/CS4</text:p>
          </table:table-cell>
          <table:table-cell table:style-name="ce106" office:value-type="string">
            <text:p>Edit, view &amp; publish content</text:p>
          </table:table-cell>
          <table:table-cell table:style-name="ce119" office:value-type="string">
            <text:p>Step 4: Configure to list document by modified date</text:p>
          </table:table-cell>
          <table:table-cell table:style-name="ce119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124" office:value-type="string">
            <text:p>The article is listed on the top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11">
          <table:table-cell table:style-name="ce9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06" office:value-type="string">
            <text:p>ECMS_USR_07</text:p>
          </table:table-cell>
          <table:table-cell table:style-name="ce11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16" office:value-type="string">
            <text:p>WCM/Publish Content/CS4</text:p>
          </table:table-cell>
          <table:table-cell table:style-name="ce106" office:value-type="string">
            <text:p>Edit, view &amp; publish content</text:p>
          </table:table-cell>
          <table:table-cell table:style-name="ce119" office:value-type="string">
            <text:p>Step 5: Check view draft document in published mode</text:p>
          </table:table-cell>
          <table:table-cell table:style-name="ce119" office:value-type="string">
            <text:p>Switch to Published mode</text:p>
          </table:table-cell>
          <table:table-cell table:style-name="ce124" office:value-type="string">
            <text:p>The article disappears from Documents list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2">
          <table:table-cell table:style-name="ce99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06" office:value-type="string">
            <text:p>ECMS_USR_07</text:p>
          </table:table-cell>
          <table:table-cell table:style-name="ce110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16" office:value-type="string">
            <text:p>WCM/Publish Content/CS4</text:p>
          </table:table-cell>
          <table:table-cell table:style-name="ce106" office:value-type="string">
            <text:p>Edit, view &amp; publish content</text:p>
          </table:table-cell>
          <table:table-cell table:style-name="ce119" office:value-type="string">
            <text:p>Step 6: Publish content</text:p>
          </table:table-cell>
          <table:table-cell table:style-name="ce119" office:value-type="string">
            <text:p>- Back to Sites Explorer</text:p>
            <text:p>- Select added article</text:p>
            <text:p>- Click Manage Publication</text:p>
            <text:p>- Click Published</text:p>
            <text:p>- Click Save</text:p>
          </table:table-cell>
          <table:table-cell table:style-name="ce124" office:value-type="string">
            <text:p>Status of added article is Published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30">
          <table:table-cell table:style-name="ce9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06" office:value-type="string">
            <text:p>ECMS_USR_07</text:p>
          </table:table-cell>
          <table:table-cell table:style-name="ce110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16" office:value-type="string">
            <text:p>WCM/Publish Content/CS4</text:p>
          </table:table-cell>
          <table:table-cell table:style-name="ce106" office:value-type="string">
            <text:p>Edit, view &amp; publish content</text:p>
          </table:table-cell>
          <table:table-cell table:style-name="ce119" office:value-type="string">
            <text:p>Step 7: Configure to list document by title</text:p>
          </table:table-cell>
          <table:table-cell table:style-name="ce119" office:value-type="string">
            <text:p>- Go to acme Overview page</text:p>
            <text:p>- Switch to Edit mode</text:p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24" office:value-type="string">
            <text:p>The article is listed in right place by title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6">
          <table:table-cell table:style-name="ce9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06" office:value-type="string">
            <text:p>ECMS_USR_07</text:p>
          </table:table-cell>
          <table:table-cell table:style-name="ce110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16" office:value-type="string">
            <text:p>WCM/Publish Content/CS4</text:p>
          </table:table-cell>
          <table:table-cell table:style-name="ce106" office:value-type="string">
            <text:p>Edit, view &amp; publish content</text:p>
          </table:table-cell>
          <table:table-cell table:style-name="ce119" office:value-type="string">
            <text:p>Step 8: Configure to list document by Publication date</text:p>
          </table:table-cell>
          <table:table-cell table:style-name="ce119" office:value-type="string">
            <text:p>- Click Preference icon at Documents part</text:p>
            <text:p>- In Content List Preferences: Choose Publication date for Order by; choose Descendant</text:p>
            <text:p>- Click Save</text:p>
          </table:table-cell>
          <table:table-cell table:style-name="ce124" office:value-type="string">
            <text:p>The article is listed on the top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11">
          <table:table-cell table:style-name="ce99" table:formula="of:=IF(VALUE(MID([.F42];6;FIND(&quot;:&quot;;[.F42];1)-FIND(&quot; &quot;;[.F42];1)-1))&gt;VALUE(MID([.F41];6;FIND(&quot;:&quot;;[.F41];1)-FIND(&quot; &quot;;[.F41];1)-1));&quot;&quot;;MAX([.A$7:.A41])+1)" office:value-type="float" office:value="5">
            <text:p>005</text:p>
          </table:table-cell>
          <table:table-cell table:style-name="ce107" office:value-type="string">
            <text:p>ECMS_USR_08</text:p>
          </table:table-cell>
          <table:table-cell table:style-name="ce110" office:value-type="float" office:value="1">
            <text:p>001</text:p>
          </table:table-cell>
          <table:table-cell table:style-name="ce115" office:value-type="string">
            <text:p>WCM/Publish Content/CS5</text:p>
          </table:table-cell>
          <table:table-cell table:style-name="ce107" office:value-type="string">
            <text:p>Edit, view &amp; publish a published content</text:p>
          </table:table-cell>
          <table:table-cell table:style-name="ce119" office:value-type="string">
            <text:p>Step 1: Create &amp; public article</text:p>
          </table:table-cell>
          <table:table-cell table:style-name="ce119" office:value-type="string">
            <text:p>Create &amp; public 1 article like previous case (<text:a xlink:href="#ECMS_USR_07">ECMS_USR_07</text:a>)</text:p>
          </table:table-cell>
          <table:table-cell table:style-name="ce124" office:value-type="string">
            <text:p>Article &amp; added &amp; has Published status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6">
          <table:table-cell table:style-name="ce9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06" office:value-type="string">
            <text:p>ECMS_USR_08</text:p>
          </table:table-cell>
          <table:table-cell table:style-name="ce110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116" office:value-type="string">
            <text:p>WCM/Publish Content/CS5</text:p>
          </table:table-cell>
          <table:table-cell table:style-name="ce106" office:value-type="string">
            <text:p>Edit, view &amp; publish a published content</text:p>
          </table:table-cell>
          <table:table-cell table:style-name="ce119" office:value-type="string">
            <text:p>Step 2: Edit article</text:p>
          </table:table-cell>
          <table:table-cell table:style-name="ce119" office:value-type="string">
            <text:p>- Back to Sites Explorer</text:p>
            <text:p>- Select added article</text:p>
            <text:p>- Click Edit document</text:p>
            <text:p>- Change content for article</text:p>
            <text:p>- Click Save as draft</text:p>
            <text:p>- Click Close</text:p>
          </table:table-cell>
          <table:table-cell table:style-name="ce124" office:value-type="string">
            <text:p>Change is saved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0">
          <table:table-cell table:style-name="ce9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06" office:value-type="string">
            <text:p>ECMS_USR_08</text:p>
          </table:table-cell>
          <table:table-cell table:style-name="ce110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16" office:value-type="string">
            <text:p>WCM/Publish Content/CS5</text:p>
          </table:table-cell>
          <table:table-cell table:style-name="ce106" office:value-type="string">
            <text:p>Edit, view &amp; publish a published content</text:p>
          </table:table-cell>
          <table:table-cell table:style-name="ce119" office:value-type="string">
            <text:p>Step 3: View added article</text:p>
          </table:table-cell>
          <table:table-cell table:style-name="ce119" office:value-type="string">
            <text:p>- Go to Overview page of acme site</text:p>
            <text:p>- Switch to Edit mode</text:p>
          </table:table-cell>
          <table:table-cell table:style-name="ce124" office:value-type="string">
            <text:p>The article is listed in Documents part on the right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6">
          <table:table-cell table:style-name="ce99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06" office:value-type="string">
            <text:p>ECMS_USR_08</text:p>
          </table:table-cell>
          <table:table-cell table:style-name="ce110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16" office:value-type="string">
            <text:p>WCM/Publish Content/CS5</text:p>
          </table:table-cell>
          <table:table-cell table:style-name="ce106" office:value-type="string">
            <text:p>Edit, view &amp; publish a published content</text:p>
          </table:table-cell>
          <table:table-cell table:style-name="ce119" office:value-type="string">
            <text:p>Step 4: Configure to list document by title in Edit mode</text:p>
          </table:table-cell>
          <table:table-cell table:style-name="ce119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24" office:value-type="string">
            <text:p>The article is listed in right place by title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6">
          <table:table-cell table:style-name="ce9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06" office:value-type="string">
            <text:p>ECMS_USR_08</text:p>
          </table:table-cell>
          <table:table-cell table:style-name="ce110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16" office:value-type="string">
            <text:p>WCM/Publish Content/CS5</text:p>
          </table:table-cell>
          <table:table-cell table:style-name="ce106" office:value-type="string">
            <text:p>Edit, view &amp; publish a published content</text:p>
          </table:table-cell>
          <table:table-cell table:style-name="ce119" office:value-type="string">
            <text:p>Step 5: Configure to list document by modified date in Edit mode</text:p>
          </table:table-cell>
          <table:table-cell table:style-name="ce119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124" office:value-type="string">
            <text:p>The article is listed on the top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4">
          <table:table-cell table:style-name="ce9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06" office:value-type="string">
            <text:p>ECMS_USR_08</text:p>
          </table:table-cell>
          <table:table-cell table:style-name="ce110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116" office:value-type="string">
            <text:p>WCM/Publish Content/CS5</text:p>
          </table:table-cell>
          <table:table-cell table:style-name="ce106" office:value-type="string">
            <text:p>Edit, view &amp; publish a published content</text:p>
          </table:table-cell>
          <table:table-cell table:style-name="ce119" office:value-type="string">
            <text:p>Step 6: Configure to list document by title in Published mode</text:p>
          </table:table-cell>
          <table:table-cell table:style-name="ce119" office:value-type="string">
            <text:p>- Click Preference icon at Documents part</text:p>
            <text:p>- In Content List Preferences: Choose Title for Order by; choose Descendant</text:p>
            <text:p>- Click Save</text:p>
            <text:p>- Switch to Published mode</text:p>
          </table:table-cell>
          <table:table-cell table:style-name="ce124" office:value-type="string">
            <text:p>The article is listed in right place by title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30">
          <table:table-cell table:style-name="ce9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06" office:value-type="string">
            <text:p>ECMS_USR_08</text:p>
          </table:table-cell>
          <table:table-cell table:style-name="ce110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16" office:value-type="string">
            <text:p>WCM/Publish Content/CS5</text:p>
          </table:table-cell>
          <table:table-cell table:style-name="ce106" office:value-type="string">
            <text:p>Edit, view &amp; publish a published content</text:p>
          </table:table-cell>
          <table:table-cell table:style-name="ce119" office:value-type="string">
            <text:p>Step 7: Configure to list document by Published date in Published mode</text:p>
          </table:table-cell>
          <table:table-cell table:style-name="ce119" office:value-type="string">
            <text:p>- Switch to Edit mode</text:p>
            <text:p>- Click Preference icon at Documents part</text:p>
            <text:p>- In Content List Preferences: Choose Publication for Order by; choose Descendant</text:p>
            <text:p>- Click Save</text:p>
            <text:p>- Switch to Published mode</text:p>
          </table:table-cell>
          <table:table-cell table:style-name="ce124" office:value-type="string">
            <text:p>The article is listed on the top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11">
          <table:table-cell table:style-name="ce99" table:formula="of:=IF(VALUE(MID([.F49];6;FIND(&quot;:&quot;;[.F49];1)-FIND(&quot; &quot;;[.F49];1)-1))&gt;VALUE(MID([.F48];6;FIND(&quot;:&quot;;[.F48];1)-FIND(&quot; &quot;;[.F48];1)-1));&quot;&quot;;MAX([.A$7:.A48])+1)" office:value-type="float" office:value="6">
            <text:p>006</text:p>
          </table:table-cell>
          <table:table-cell table:style-name="ce44" office:value-type="string">
            <text:p>ECMS_USR_04</text:p>
          </table:table-cell>
          <table:table-cell table:style-name="ce110" office:value-type="float" office:value="1">
            <text:p>001</text:p>
          </table:table-cell>
          <table:table-cell table:style-name="ce45" office:value-type="string">
            <text:p>WCM/Admin bar/A1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119" office:value-type="string">
            <text:p>Step 1: Check showing admin bar for normal user</text:p>
          </table:table-cell>
          <table:table-cell table:style-name="ce119" office:value-type="string">
            <text:p>Login by “demo”</text:p>
          </table:table-cell>
          <table:table-cell table:style-name="ce119" office:value-type="string">
            <text:p>Login successfully without admin bar at the top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30">
          <table:table-cell table:style-name="ce9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4" office:value-type="string">
            <text:p>ECMS_USR_04</text:p>
          </table:table-cell>
          <table:table-cell table:style-name="ce110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16" office:value-type="string">
            <text:p>WCM/Admin bar/A1</text:p>
          </table:table-cell>
          <table:table-cell table:style-name="ce116" office:value-type="string">
            <text:p>Check showing admin bar for users in different roles</text:p>
          </table:table-cell>
          <table:table-cell table:style-name="ce119" office:value-type="string">
            <text:p>Step 2: Check showing admin bar for user in web-contributor as redactor or author</text:p>
          </table:table-cell>
          <table:table-cell table:style-name="ce119" office:value-type="string">
            <text:p>Login by “james”</text:p>
          </table:table-cell>
          <table:table-cell table:style-name="ce119" office:value-type="string">
            <text:p>- Login successfully</text:p>
            <text:p>- Admin bar is shown with Site, Groups and Dashboard access</text:p>
            <text:p>- In the Groups menu, there're SiteExplorer, Newsletter manager and Form Generator</text:p>
            <text:p>- On the top right there's the EditMode selector, can switch to editing.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6">
          <table:table-cell table:style-name="ce9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4" office:value-type="string">
            <text:p>ECMS_USR_04</text:p>
          </table:table-cell>
          <table:table-cell table:style-name="ce110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16" office:value-type="string">
            <text:p>WCM/Admin bar/A1</text:p>
          </table:table-cell>
          <table:table-cell table:style-name="ce116" office:value-type="string">
            <text:p>Check showing admin bar for users in different roles</text:p>
          </table:table-cell>
          <table:table-cell table:style-name="ce119" office:value-type="string">
            <text:p>Step 3: Check showing admin bar for user in web-contributor as publisher or editor or manager</text:p>
          </table:table-cell>
          <table:table-cell table:style-name="ce119" office:value-type="string">
            <text:p>- Login by “mary”</text:p>
            <text:p>- Select 1 page from Group</text:p>
          </table:table-cell>
          <table:table-cell table:style-name="ce119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6">
          <table:table-cell table:style-name="ce9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ECMS_USR_04</text:p>
          </table:table-cell>
          <table:table-cell table:style-name="ce110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16" office:value-type="string">
            <text:p>WCM/Admin bar/A1</text:p>
          </table:table-cell>
          <table:table-cell table:style-name="ce116" office:value-type="string">
            <text:p>Check showing admin bar for users in different roles</text:p>
          </table:table-cell>
          <table:table-cell table:style-name="ce119" office:value-type="string">
            <text:p>Step 4: Check showing admin bar for user in /platform/administrators as member and /organization/management/executive-board as manager</text:p>
          </table:table-cell>
          <table:table-cell table:style-name="ce119" office:value-type="string">
            <text:p>Login by “john”</text:p>
          </table:table-cell>
          <table:table-cell table:style-name="ce119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6">
          <table:table-cell table:style-name="ce99" table:formula="of:=IF(VALUE(MID([.F53];6;FIND(&quot;:&quot;;[.F53];1)-FIND(&quot; &quot;;[.F53];1)-1))&gt;VALUE(MID([.F52];6;FIND(&quot;:&quot;;[.F52];1)-FIND(&quot; &quot;;[.F52];1)-1));&quot;&quot;;MAX([.A$7:.A52])+1)" office:value-type="float" office:value="7">
            <text:p>007</text:p>
          </table:table-cell>
          <table:table-cell table:style-name="ce44" office:value-type="string">
            <text:p>ECMS_USR_05</text:p>
          </table:table-cell>
          <table:table-cell table:style-name="ce110" office:value-type="float" office:value="1">
            <text:p>001</text:p>
          </table:table-cell>
          <table:table-cell table:style-name="ce45" office:value-type="string">
            <text:p>WCM/Dashboard/D1</text:p>
          </table:table-cell>
          <table:table-cell table:style-name="ce45" office:value-type="string">
            <text:p>Check using Latest edited document gadget</text:p>
          </table:table-cell>
          <table:table-cell table:style-name="ce119" office:value-type="string">
            <text:p>Step 1: Add gadget into Dashboard</text:p>
          </table:table-cell>
          <table:table-cell table:style-name="ce119" office:value-type="string">
            <text:p>- Log in with James</text:p>
            <text:p>- Click on the Dashboard link then add the DMS Gadgets (Last edit documents)</text:p>
            <text:p/>
            <text:p/>
          </table:table-cell>
          <table:table-cell table:style-name="ce119" office:value-type="string">
            <text:p>There're last edited documents in the gadget but not able to click on them (default documents)</text:p>
          </table:table-cell>
          <table:table-cell table:style-name="ce121"/>
          <table:table-cell table:style-name="ce132"/>
          <table:table-cell table:style-name="ce137"/>
          <table:table-cell table:style-name="ce138"/>
          <table:table-cell table:style-name="Default"/>
          <table:table-cell table:style-name="ce138" table:number-columns-repeated="234"/>
          <table:table-cell table:number-columns-repeated="777"/>
        </table:table-row>
        <table:table-row table:style-name="ro24">
          <table:table-cell table:style-name="ce99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4" office:value-type="string">
            <text:p>ECMS_USR_05</text:p>
          </table:table-cell>
          <table:table-cell table:style-name="ce110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16" office:value-type="string">
            <text:p>WCM/Dashboard/D1</text:p>
          </table:table-cell>
          <table:table-cell table:style-name="ce116" office:value-type="string">
            <text:p>Check using Latest edited document gadget</text:p>
          </table:table-cell>
          <table:table-cell table:style-name="ce119" office:value-type="string">
            <text:p>Step 2: Add new drive</text:p>
          </table:table-cell>
          <table:table-cell table:style-name="ce119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119" office:value-type="string">
            <text:p>Add new drive successfully</text:p>
          </table:table-cell>
          <table:table-cell table:style-name="ce121"/>
          <table:table-cell table:style-name="ce133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20">
          <table:table-cell table:style-name="ce99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ECMS_USR_05</text:p>
          </table:table-cell>
          <table:table-cell table:style-name="ce110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16" office:value-type="string">
            <text:p>WCM/Dashboard/D1</text:p>
          </table:table-cell>
          <table:table-cell table:style-name="ce116" office:value-type="string">
            <text:p>Check using Latest edited document gadget</text:p>
          </table:table-cell>
          <table:table-cell table:style-name="ce119" office:value-type="string">
            <text:p>Step 3: Add document</text:p>
          </table:table-cell>
          <table:table-cell table:style-name="ce119" office:value-type="string">
            <text:p>- Go to Site Explorer --&gt; create new document or edit 1 existing document in new created drive</text:p>
          </table:table-cell>
          <table:table-cell table:style-name="ce124" office:value-type="string">
            <text:p>Add/edit document is done</text:p>
          </table:table-cell>
          <table:table-cell table:style-name="ce121"/>
          <table:table-cell table:style-name="ce133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20">
          <table:table-cell table:style-name="ce99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ECMS_USR_05</text:p>
          </table:table-cell>
          <table:table-cell table:style-name="ce110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16" office:value-type="string">
            <text:p>WCM/Dashboard/D1</text:p>
          </table:table-cell>
          <table:table-cell table:style-name="ce116" office:value-type="string">
            <text:p>Check using Latest edited document gadget</text:p>
          </table:table-cell>
          <table:table-cell table:style-name="ce119" office:value-type="string">
            <text:p>Step 4: Check view new added/edited document by James</text:p>
          </table:table-cell>
          <table:table-cell table:style-name="ce119" office:value-type="string">
            <text:p>- Login by James</text:p>
            <text:p>- Go to Dashboard page</text:p>
          </table:table-cell>
          <table:table-cell table:style-name="ce119" office:value-type="string">
            <text:p>New added/edited document at step 3 is listed in the Latest edited document gadget</text:p>
          </table:table-cell>
          <table:table-cell table:style-name="ce121"/>
          <table:table-cell table:style-name="ce133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20">
          <table:table-cell table:style-name="ce99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4" office:value-type="string">
            <text:p>ECMS_USR_05</text:p>
          </table:table-cell>
          <table:table-cell table:style-name="ce110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16" office:value-type="string">
            <text:p>WCM/Dashboard/D1</text:p>
          </table:table-cell>
          <table:table-cell table:style-name="ce116" office:value-type="string">
            <text:p>Check using Latest edited document gadget</text:p>
          </table:table-cell>
          <table:table-cell table:style-name="ce119" office:value-type="string">
            <text:p>Step 5: Check if user can view latest edited document from this gadget</text:p>
          </table:table-cell>
          <table:table-cell table:style-name="ce119" office:value-type="string">
            <text:p>Click the title of new added/edited document in the gadget</text:p>
          </table:table-cell>
          <table:table-cell table:style-name="ce119" office:value-type="string">
            <text:p>The document is redirected to be viewed inside the Site Explorer</text:p>
          </table:table-cell>
          <table:table-cell table:style-name="ce121"/>
          <table:table-cell table:style-name="ce133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11">
          <table:table-cell table:style-name="ce99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ECMS_USR_05</text:p>
          </table:table-cell>
          <table:table-cell table:style-name="ce110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16" office:value-type="string">
            <text:p>WCM/Dashboard/D1</text:p>
          </table:table-cell>
          <table:table-cell table:style-name="ce116" office:value-type="string">
            <text:p>Check using Latest edited document gadget</text:p>
          </table:table-cell>
          <table:table-cell table:style-name="ce119" office:value-type="string">
            <text:p>Step 6: Check if user can edit document</text:p>
          </table:table-cell>
          <table:table-cell table:style-name="ce119" office:value-type="string">
            <text:p>Click Edit document from action bar</text:p>
          </table:table-cell>
          <table:table-cell table:style-name="ce124" office:value-type="string">
            <text:p>Edit document form is shown &amp; user can edit it</text:p>
          </table:table-cell>
          <table:table-cell table:style-name="ce121"/>
          <table:table-cell table:style-name="ce133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11">
          <table:table-cell table:style-name="ce99" table:formula="of:=IF(VALUE(MID([.F59];6;FIND(&quot;:&quot;;[.F59];1)-FIND(&quot; &quot;;[.F59];1)-1))&gt;VALUE(MID([.F58];6;FIND(&quot;:&quot;;[.F58];1)-FIND(&quot; &quot;;[.F58];1)-1));&quot;&quot;;MAX([.A$7:.A58])+1)" office:value-type="float" office:value="8">
            <text:p>008</text:p>
          </table:table-cell>
          <table:table-cell table:style-name="ce44" office:value-type="string">
            <text:p>ECMS_USR_06</text:p>
          </table:table-cell>
          <table:table-cell table:style-name="ce111" office:value-type="float" office:value="1">
            <text:p>001</text:p>
          </table:table-cell>
          <table:table-cell table:style-name="ce45" office:value-type="string">
            <text:p>WCM/CLV/Config/Sort</text:p>
          </table:table-cell>
          <table:table-cell table:style-name="ce45" office:value-type="string">
            <text:p>Check sorting documents list in CLV</text:p>
          </table:table-cell>
          <table:table-cell table:style-name="ce119" office:value-type="string">
            <text:p>Step 1: Login</text:p>
          </table:table-cell>
          <table:table-cell table:style-name="ce119" office:value-type="string">
            <text:p>- Login as "root"</text:p>
            <text:p>- Go to acme site</text:p>
          </table:table-cell>
          <table:table-cell table:style-name="ce119" office:value-type="string">
            <text:p>Login successfully</text:p>
          </table:table-cell>
          <table:table-cell table:style-name="ce121"/>
          <table:table-cell table:style-name="ce133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22">
          <table:table-cell table:style-name="ce99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4" office:value-type="string">
            <text:p>ECMS_USR_06</text:p>
          </table:table-cell>
          <table:table-cell table:style-name="ce110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19" office:value-type="string">
            <text:p>Step 2: Create document</text:p>
          </table:table-cell>
          <table:table-cell table:style-name="ce119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119" office:value-type="string">
            <text:p>Create new documents successfully</text:p>
          </table:table-cell>
          <table:table-cell table:style-name="ce121"/>
          <table:table-cell table:style-name="ce133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26">
          <table:table-cell table:style-name="ce99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ECMS_USR_06</text:p>
          </table:table-cell>
          <table:table-cell table:style-name="ce110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19" office:value-type="string">
            <text:p>Step 3: Publish</text:p>
          </table:table-cell>
          <table:table-cell table:style-name="ce119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119" office:value-type="string">
            <text:p>Documents are published</text:p>
          </table:table-cell>
          <table:table-cell table:style-name="ce121"/>
          <table:table-cell table:style-name="ce133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19">
          <table:table-cell table:style-name="ce99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ECMS_USR_06</text:p>
          </table:table-cell>
          <table:table-cell table:style-name="ce110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19" office:value-type="string">
            <text:p>Step 4: Add CLV portlet into a page</text:p>
          </table:table-cell>
          <table:table-cell table:style-name="ce119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124" office:value-type="string">
            <text:p>Add CLV into page successfully</text:p>
          </table:table-cell>
          <table:table-cell table:style-name="ce121"/>
          <table:table-cell table:style-name="ce133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27">
          <table:table-cell table:style-name="ce99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ECMS_USR_06</text:p>
          </table:table-cell>
          <table:table-cell table:style-name="ce110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19" office:value-type="string">
            <text:p>Step 5: Configure CLV, select path to documents that will be listed</text:p>
          </table:table-cell>
          <table:table-cell table:style-name="ce119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119" office:value-type="string">
            <text:p>- The edited page is displayed with CLV</text:p>
            <text:p>- All added documents are listed in CLV</text:p>
          </table:table-cell>
          <table:table-cell table:style-name="ce121"/>
          <table:table-cell table:style-name="ce133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26">
          <table:table-cell table:style-name="ce99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4" office:value-type="string">
            <text:p>ECMS_USR_06</text:p>
          </table:table-cell>
          <table:table-cell table:style-name="ce110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19" office:value-type="string">
            <text:p>Step 6: Sort by Title in Descendant</text:p>
          </table:table-cell>
          <table:table-cell table:style-name="ce120" office:value-type="string">
            <text:p><text:span text:style-name="T10">- Choose Edit from Edit mode at the top </text:span><text:span text:style-name="T10">right of CLV in the page</text:span></text:p>
            <text:p><text:span text:style-name="T10">- Choose Title for “Order by”</text:span></text:p>
            <text:p><text:span text:style-name="T10">- Choose De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19" office:value-type="string">
            <text:p>Documents in CLV are sorted by Title as <text:span text:style-name="T10">Descendant</text:span></text:p>
          </table:table-cell>
          <table:table-cell table:style-name="ce121"/>
          <table:table-cell table:style-name="ce133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26">
          <table:table-cell table:style-name="ce99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4" office:value-type="string">
            <text:p>ECMS_USR_06</text:p>
          </table:table-cell>
          <table:table-cell table:style-name="ce110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19" office:value-type="string">
            <text:p>Step 7: Sort by Title in Ascendant</text:p>
          </table:table-cell>
          <table:table-cell table:style-name="ce120" office:value-type="string">
            <text:p><text:span text:style-name="T10">- Choose Edit from Edit mode at the top </text:span><text:span text:style-name="T10">right of CLV in the page</text:span></text:p>
            <text:p><text:span text:style-name="T10">- Choose Title for “Order by”</text:span></text:p>
            <text:p><text:span text:style-name="T10">- Choose A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19" office:value-type="string">
            <text:p>Documents in CLV are sorted by Title as A<text:span text:style-name="T10">scendant</text:span></text:p>
          </table:table-cell>
          <table:table-cell table:style-name="ce121"/>
          <table:table-cell table:style-name="ce133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24">
          <table:table-cell table:style-name="ce99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4" office:value-type="string">
            <text:p>ECMS_USR_06</text:p>
          </table:table-cell>
          <table:table-cell table:style-name="ce110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19" office:value-type="string">
            <text:p>Step 8: Sort by date created in Descendant</text:p>
          </table:table-cell>
          <table:table-cell table:style-name="ce120" office:value-type="string">
            <text:p><text:span text:style-name="T10">- Choose Edit from Edit mode at the top </text:span><text:span text:style-name="T10">right of CLV in the page</text:span></text:p>
            <text:p><text:span text:style-name="T10">- Choose Date Creation for “Order by”</text:span></text:p>
            <text:p><text:span text:style-name="T10">- Choose De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19" office:value-type="string">
            <text:p>Documents in CLV are sorted by Date created as <text:span text:style-name="T10">Descendant</text:span></text:p>
          </table:table-cell>
          <table:table-cell table:style-name="ce121"/>
          <table:table-cell table:style-name="ce133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24">
          <table:table-cell table:style-name="ce99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4" office:value-type="string">
            <text:p>ECMS_USR_06</text:p>
          </table:table-cell>
          <table:table-cell table:style-name="ce110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19" office:value-type="string">
            <text:p>Step 9: Sort by date created in Ascendant</text:p>
          </table:table-cell>
          <table:table-cell table:style-name="ce120" office:value-type="string">
            <text:p><text:span text:style-name="T10">- Choose Edit from Edit mode at the top </text:span><text:span text:style-name="T10">right of CLV in the page</text:span></text:p>
            <text:p><text:span text:style-name="T10">- Choose Date Creation for “Order by”</text:span></text:p>
            <text:p><text:span text:style-name="T10">- Choose A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19" office:value-type="string">
            <text:p>Documents in CLV are sorted by Date created as A<text:span text:style-name="T10">scendant</text:span></text:p>
          </table:table-cell>
          <table:table-cell table:style-name="ce126"/>
          <table:table-cell table:style-name="ce134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24">
          <table:table-cell table:style-name="ce99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4" office:value-type="string">
            <text:p>ECMS_USR_06</text:p>
          </table:table-cell>
          <table:table-cell table:style-name="ce110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19" office:value-type="string">
            <text:p>Step 10: Sort by date modified in Descendant</text:p>
          </table:table-cell>
          <table:table-cell table:style-name="ce120" office:value-type="string">
            <text:p><text:span text:style-name="T10">- Choose Edit from Edit mode at the top </text:span><text:span text:style-name="T10">right of CLV in the page</text:span></text:p>
            <text:p><text:span text:style-name="T10">- Choose Modification Date for “Order by”</text:span></text:p>
            <text:p><text:span text:style-name="T10">- Choose De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19" office:value-type="string">
            <text:p>Documents in CLV are sorted by Modification Date as <text:span text:style-name="T10">Descendant</text:span></text:p>
          </table:table-cell>
          <table:table-cell table:style-name="ce126"/>
          <table:table-cell table:style-name="ce134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24">
          <table:table-cell table:style-name="ce99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4" office:value-type="string">
            <text:p>ECMS_USR_06</text:p>
          </table:table-cell>
          <table:table-cell table:style-name="ce110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16" office:value-type="string">
            <text:p>WCM/CLV/Config/Sort</text:p>
          </table:table-cell>
          <table:table-cell table:style-name="ce116" office:value-type="string">
            <text:p>Check sorting documents list in CLV</text:p>
          </table:table-cell>
          <table:table-cell table:style-name="ce119" office:value-type="string">
            <text:p>Step 11: Sort by date modified in Ascendant</text:p>
          </table:table-cell>
          <table:table-cell table:style-name="ce120" office:value-type="string">
            <text:p><text:span text:style-name="T10">- Choose Edit from Edit mode at the top </text:span><text:span text:style-name="T10">right of CLV in the page</text:span></text:p>
            <text:p><text:span text:style-name="T10">- Choose Modification Date for “Order by”</text:span></text:p>
            <text:p><text:span text:style-name="T10">- Choose A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19" office:value-type="string">
            <text:p>Documents in CLV are sorted by Modification Date as A<text:span text:style-name="T10">scendant</text:span></text:p>
          </table:table-cell>
          <table:table-cell table:style-name="ce126"/>
          <table:table-cell table:style-name="ce134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45" table:number-columns-repeated="2"/>
          <table:table-cell table:style-name="ce119" table:number-columns-repeated="3"/>
          <table:table-cell table:style-name="ce126"/>
          <table:table-cell table:style-name="ce134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2"/>
          <table:table-cell table:style-name="ce117" table:number-columns-repeated="2"/>
          <table:table-cell table:style-name="ce121" table:number-columns-repeated="3"/>
          <table:table-cell table:style-name="ce126"/>
          <table:table-cell table:style-name="ce134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2"/>
          <table:table-cell table:style-name="ce126" table:number-columns-repeated="2"/>
          <table:table-cell table:style-name="ce134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3"/>
          <table:table-cell table:style-name="ce126"/>
          <table:table-cell table:style-name="ce134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2"/>
          <table:table-cell table:style-name="ce127"/>
          <table:table-cell table:style-name="ce126"/>
          <table:table-cell table:style-name="ce134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1" table:number-rows-repeated="2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3"/>
          <table:table-cell table:style-name="ce126"/>
          <table:table-cell table:style-name="ce134"/>
          <table:table-cell table:style-name="ce137"/>
          <table:table-cell table:style-name="ce134"/>
          <table:table-cell table:style-name="Default"/>
          <table:table-cell table:style-name="ce134" table:number-columns-repeated="234"/>
          <table:table-cell table:number-columns-repeated="777"/>
        </table:table-row>
        <table:table-row table:style-name="ro1" table:number-rows-repeated="3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3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2"/>
          <table:table-cell table:style-name="ce127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3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2"/>
          <table:table-cell table:style-name="ce127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3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2"/>
          <table:table-cell table:style-name="ce127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3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2"/>
          <table:table-cell table:style-name="ce127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3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2"/>
          <table:table-cell table:style-name="ce127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3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2"/>
          <table:table-cell table:style-name="ce127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3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2"/>
          <table:table-cell table:style-name="ce127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3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2"/>
          <table:table-cell table:style-name="ce127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3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2"/>
          <table:table-cell table:style-name="ce127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3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2"/>
          <table:table-cell table:style-name="ce127"/>
          <table:table-cell table:style-name="ce126"/>
          <table:table-cell table:style-name="ce134"/>
          <table:table-cell table:style-name="ce137" table:number-columns-repeated="2"/>
          <table:table-cell table:style-name="ce134" table:number-columns-repeated="235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3"/>
          <table:table-cell table:style-name="ce126"/>
          <table:table-cell table:style-name="ce97" table:number-columns-repeated="238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2"/>
          <table:table-cell table:style-name="ce127"/>
          <table:table-cell table:style-name="ce126"/>
          <table:table-cell table:style-name="ce97" table:number-columns-repeated="238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3"/>
          <table:table-cell table:style-name="ce126"/>
          <table:table-cell table:style-name="ce97" table:number-columns-repeated="238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2"/>
          <table:table-cell table:style-name="ce127"/>
          <table:table-cell table:style-name="ce126"/>
          <table:table-cell table:style-name="ce97" table:number-columns-repeated="238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2"/>
          <table:table-cell table:style-name="ce121" table:number-columns-repeated="2"/>
          <table:table-cell table:style-name="ce126"/>
          <table:table-cell table:style-name="ce97" table:number-columns-repeated="238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2"/>
          <table:table-cell table:style-name="ce119" table:number-columns-repeated="2"/>
          <table:table-cell table:style-name="ce126"/>
          <table:table-cell table:style-name="ce97" table:number-columns-repeated="238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3"/>
          <table:table-cell table:style-name="ce126"/>
          <table:table-cell table:style-name="ce97" table:number-columns-repeated="238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2"/>
          <table:table-cell table:style-name="ce121" table:number-columns-repeated="2"/>
          <table:table-cell table:style-name="ce126"/>
          <table:table-cell table:style-name="ce97" table:number-columns-repeated="238"/>
          <table:table-cell table:number-columns-repeated="777"/>
        </table:table-row>
        <table:table-row table:style-name="ro1" table:number-rows-repeated="2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2"/>
          <table:table-cell table:style-name="ce121"/>
          <table:table-cell table:style-name="ce127"/>
          <table:table-cell table:style-name="ce126"/>
          <table:table-cell table:style-name="ce97" table:number-columns-repeated="238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2"/>
          <table:table-cell table:style-name="ce121" table:number-columns-repeated="2"/>
          <table:table-cell table:style-name="ce126"/>
          <table:table-cell table:style-name="ce97" table:number-columns-repeated="238"/>
          <table:table-cell table:number-columns-repeated="777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/>
          <table:table-cell table:style-name="ce119" table:number-columns-repeated="2"/>
          <table:table-cell table:style-name="ce126"/>
          <table:table-cell table:number-columns-repeated="1015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3"/>
          <table:table-cell table:style-name="ce126"/>
          <table:table-cell table:number-columns-repeated="1015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2"/>
          <table:table-cell table:style-name="ce121" table:number-columns-repeated="2"/>
          <table:table-cell table:style-name="ce126"/>
          <table:table-cell table:number-columns-repeated="1015"/>
        </table:table-row>
        <table:table-row table:style-name="ro1" table:number-rows-repeated="2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2"/>
          <table:table-cell table:style-name="ce121"/>
          <table:table-cell table:style-name="ce127"/>
          <table:table-cell table:style-name="ce126"/>
          <table:table-cell table:number-columns-repeated="1015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2"/>
          <table:table-cell table:style-name="ce121" table:number-columns-repeated="2"/>
          <table:table-cell table:style-name="ce126"/>
          <table:table-cell table:number-columns-repeated="1015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/>
          <table:table-cell table:style-name="ce119" table:number-columns-repeated="2"/>
          <table:table-cell table:style-name="ce126"/>
          <table:table-cell table:number-columns-repeated="1015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 table:number-columns-repeated="3"/>
          <table:table-cell table:style-name="ce126"/>
          <table:table-cell table:number-columns-repeated="1015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2"/>
          <table:table-cell table:style-name="ce121" table:number-columns-repeated="2"/>
          <table:table-cell table:style-name="ce126"/>
          <table:table-cell table:number-columns-repeated="1015"/>
        </table:table-row>
        <table:table-row table:style-name="ro1" table:number-rows-repeated="2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2"/>
          <table:table-cell table:style-name="ce121"/>
          <table:table-cell table:style-name="ce127"/>
          <table:table-cell table:style-name="ce126"/>
          <table:table-cell table:number-columns-repeated="1015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2"/>
          <table:table-cell table:style-name="ce121" table:number-columns-repeated="2"/>
          <table:table-cell table:style-name="ce126"/>
          <table:table-cell table:number-columns-repeated="1015"/>
        </table:table-row>
        <table:table-row table:style-name="ro1">
          <table:table-cell table:style-name="ce100"/>
          <table:table-cell table:style-name="ce44"/>
          <table:table-cell table:style-name="ce111"/>
          <table:table-cell table:style-name="ce117" table:number-columns-repeated="2"/>
          <table:table-cell table:style-name="ce121"/>
          <table:table-cell table:style-name="ce119" table:number-columns-repeated="2"/>
          <table:table-cell table:style-name="ce126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65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45" table:default-cell-style-name="Default"/>
        <table:table-row table:style-name="ro31">
          <table:table-cell table:style-name="ce146" office:value-type="string" table:number-columns-spanned="4" table:number-rows-spanned="2">
            <text:p>User Stories</text:p>
          </table:table-cell>
          <table:covered-table-cell table:style-name="ce149"/>
          <table:covered-table-cell table:style-name="ce149"/>
          <table:covered-table-cell table:style-name="ce149"/>
          <table:table-cell table:style-name="ce150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31">
          <table:covered-table-cell table:style-name="ce146"/>
          <table:covered-table-cell table:style-name="ce149"/>
          <table:covered-table-cell table:style-name="ce149"/>
          <table:covered-table-cell table:style-name="ce149"/>
          <table:covered-table-cell table:style-name="ce150"/>
          <table:table-cell table:number-columns-repeated="244"/>
        </table:table-row>
        <table:table-row table:style-name="ro32">
          <table:table-cell table:style-name="ce147" office:value-type="string">
            <text:p>Id</text:p>
          </table:table-cell>
          <table:table-cell table:style-name="ce150" office:value-type="string">
            <text:p>Functional Group</text:p>
          </table:table-cell>
          <table:table-cell table:style-name="ce150" office:value-type="string">
            <text:p>Functionality</text:p>
          </table:table-cell>
          <table:table-cell table:style-name="ce150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20">
          <table:table-cell table:style-name="ce44" office:value-type="string">
            <text:p>ECMS_USR_01</text:p>
          </table:table-cell>
          <table:table-cell table:style-name="ce151" office:value-type="string">
            <text:p>WCM</text:p>
          </table:table-cell>
          <table:table-cell table:style-name="ce115" office:value-type="string">
            <text:p>WCM / Content / Create_Public/CS1</text:p>
          </table:table-cell>
          <table:table-cell table:style-name="ce44" office:value-type="string">
            <text:p>Create and public content</text:p>
          </table:table-cell>
          <table:table-cell table:style-name="ce155" table:formula="of:=SUMPRODUCT(([WCM_User_Stories.B$5:WCM_User_Stories.B$1042]=[.$A4])*([WCM_User_Stories.A$5:WCM_User_Stories.A$1042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1">
          <table:table-cell table:style-name="ce44" office:value-type="string">
            <text:p>ECMS_USR_02</text:p>
          </table:table-cell>
          <table:table-cell table:style-name="ce151" office:value-type="string">
            <text:p>WCM</text:p>
          </table:table-cell>
          <table:table-cell table:style-name="ce45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55" table:formula="of:=SUMPRODUCT(([WCM_User_Stories.B$5:WCM_User_Stories.B$1042]=[.$A5])*([WCM_User_Stories.A$5:WCM_User_Stories.A$1042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1">
          <table:table-cell table:style-name="ce44" office:value-type="string">
            <text:p>ECMS_USR_03</text:p>
          </table:table-cell>
          <table:table-cell table:style-name="ce151" office:value-type="string">
            <text:p>WCM</text:p>
          </table:table-cell>
          <table:table-cell table:style-name="ce45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55" table:formula="of:=SUMPRODUCT(([WCM_User_Stories.B$5:WCM_User_Stories.B$1042]=[.$A6])*([WCM_User_Stories.A$5:WCM_User_Stories.A$1042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1">
          <table:table-cell table:style-name="ce44" office:value-type="string">
            <text:p>ECMS_USR_04</text:p>
          </table:table-cell>
          <table:table-cell table:style-name="ce151" office:value-type="string">
            <text:p>WCM</text:p>
          </table:table-cell>
          <table:table-cell table:style-name="ce45" office:value-type="string">
            <text:p>WCM/Admin bar/A1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155" table:formula="of:=SUMPRODUCT(([WCM_User_Stories.B$5:WCM_User_Stories.B$1042]=[.$A7])*([WCM_User_Stories.A$5:WCM_User_Stories.A$1042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1">
          <table:table-cell table:style-name="ce44" office:value-type="string">
            <text:p>ECMS_USR_07</text:p>
          </table:table-cell>
          <table:table-cell table:style-name="ce151" office:value-type="string">
            <text:p>WCM</text:p>
          </table:table-cell>
          <table:table-cell table:style-name="ce116" office:value-type="string">
            <text:p>WCM/Publish Content/CS4</text:p>
          </table:table-cell>
          <table:table-cell table:style-name="ce106" office:value-type="string">
            <text:p>Edit, view &amp; publish content</text:p>
          </table:table-cell>
          <table:table-cell table:style-name="ce155" table:formula="of:=SUMPRODUCT(([WCM_User_Stories.B$5:WCM_User_Stories.B$1042]=[.$A8])*([WCM_User_Stories.A$5:WCM_User_Stories.A$1042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1">
          <table:table-cell table:style-name="ce44" office:value-type="string">
            <text:p>ECMS_USR_08</text:p>
          </table:table-cell>
          <table:table-cell table:style-name="ce151" office:value-type="string">
            <text:p>WCM</text:p>
          </table:table-cell>
          <table:table-cell table:style-name="ce116" office:value-type="string">
            <text:p>WCM/Publish Content/CS5</text:p>
          </table:table-cell>
          <table:table-cell table:style-name="ce107" office:value-type="string">
            <text:p>Edit, view &amp; publish a published content</text:p>
          </table:table-cell>
          <table:table-cell table:style-name="ce155" table:formula="of:=SUMPRODUCT(([WCM_User_Stories.B$5:WCM_User_Stories.B$1042]=[.$A9])*([WCM_User_Stories.A$5:WCM_User_Stories.A$1042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1">
          <table:table-cell table:style-name="ce44" office:value-type="string">
            <text:p>ECMS_USR_05</text:p>
          </table:table-cell>
          <table:table-cell table:style-name="ce151" office:value-type="string">
            <text:p>WCM</text:p>
          </table:table-cell>
          <table:table-cell table:style-name="ce45" office:value-type="string">
            <text:p>WCM/Dashboard/D1</text:p>
          </table:table-cell>
          <table:table-cell table:style-name="ce45" office:value-type="string">
            <text:p>Check using Latest edited document gadget</text:p>
          </table:table-cell>
          <table:table-cell table:style-name="ce155" table:formula="of:=SUMPRODUCT(([WCM_User_Stories.B$5:WCM_User_Stories.B$1042]=[.$A10])*([WCM_User_Stories.A$5:WCM_User_Stories.A$1042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1">
          <table:table-cell table:style-name="ce44" office:value-type="string">
            <text:p>ECMS_USR_06</text:p>
          </table:table-cell>
          <table:table-cell table:style-name="ce151" office:value-type="string">
            <text:p>WCM</text:p>
          </table:table-cell>
          <table:table-cell table:style-name="ce45" office:value-type="string">
            <text:p>WCM/CLV/Config/Sort</text:p>
          </table:table-cell>
          <table:table-cell table:style-name="ce45" office:value-type="string">
            <text:p>Check sorting documents list in CLV</text:p>
          </table:table-cell>
          <table:table-cell table:style-name="ce155" table:formula="of:=SUMPRODUCT(([WCM_User_Stories.B$5:WCM_User_Stories.B$1042]=[.$A11])*([WCM_User_Stories.A$5:WCM_User_Stories.A$1042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33">
          <table:table-cell table:style-name="ce148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1])" office:value-type="float" office:value="8">
            <text:p>8</text:p>
          </table:table-cell>
          <table:table-cell table:number-columns-repeated="244"/>
        </table:table-row>
        <table:table-row table:style-name="ro1" table:number-rows-repeated="6552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range table:name="ECMS_USR_07" table:base-cell-address="$WCM_User_Stories.$H$41" table:cell-range-address="$WCM_User_Stories.$E$34:.$H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9">09/09/2010</text:date>, <text:time>14:5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09-09T14:53:48</dc:date>
    <meta:print-date>2008-06-17T00:45:47</meta:print-date>
    <dc:language>en-US</dc:language>
    <meta:editing-cycles>765</meta:editing-cycles>
    <meta:editing-duration>PT333H10M55S</meta:editing-duration>
    <dc:creator>minh nguyen</dc:creator>
    <meta:document-statistic meta:table-count="4" meta:cell-count="640" meta:object-count="1"/>
    <meta:user-defined meta:name="Info 1"/>
    <meta:user-defined meta:name="Info 2"/>
    <meta:user-defined meta:name="Info 3"/>
    <meta:user-defined meta:name="Info 4"/>
  </office:meta>
</office:document-meta>
</file>